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7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Main Robocup Dataset 2- NN</text:p>
          </table:table-cell>
          <table:table-cell table:style-name="Default" table:number-columns-repeated="2"/>
          <table:table-cell table:style-name="Default" office:value-type="string">
            <text:p>2-NN</text:p>
          </table:table-cell>
          <table:table-cell table:style-name="Default" office:value-type="string">
            <text:p>Radius Matching</text:p>
          </table:table-cell>
          <table:table-cell table:style-name="Default"/>
          <table:table-cell/>
          <table:table-cell office:value-type="string">
            <text:p>Varying Lighting</text:p>
          </table:table-cell>
          <table:table-cell table:number-columns-repeated="5"/>
        </table:table-row>
        <table:table-row table:style-name="ro1">
          <table:table-cell office:value-type="string">
            <text:p>Method</text:p>
          </table:table-cell>
          <table:table-cell table:style-name="Default" office:value-type="string">
            <text:p>Overlapping images</text:p>
          </table:table-cell>
          <table:table-cell table:style-name="Default" table:number-columns-repeated="4"/>
          <table:table-cell/>
          <table:table-cell office:value-type="string">
            <text:p>Scenario</text:p>
          </table:table-cell>
          <table:table-cell office:value-type="string">
            <text:p>Overlapping images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>
            <text:p>Total Matches</text:p>
          </table:table-cell>
          <table:table-cell table:style-name="Default" office:value-type="string">
            <text:p>Valid Matches</text:p>
          </table:table-cell>
          <table:table-cell table:style-name="Default" office:value-type="string">
            <text:p>Invalid Matches</text:p>
          </table:table-cell>
          <table:table-cell table:style-name="Default" office:value-type="string">
            <text:p>Mean Num Interest Points</text:p>
          </table:table-cell>
          <table:table-cell table:style-name="Default"/>
          <table:table-cell table:number-columns-repeated="2"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terest Points</text:p>
          </table:table-cell>
          <table:table-cell table:number-columns-repeated="2"/>
        </table:table-row>
        <table:table-row table:style-name="ro1">
          <table:table-cell office:value-type="string">
            <text:p>BRISK0 </text:p>
          </table:table-cell>
          <table:table-cell office:value-type="float" office:value="175.56">
            <text:p>175.56</text:p>
          </table:table-cell>
          <table:table-cell office:value-type="float" office:value="15.42">
            <text:p>15.42</text:p>
          </table:table-cell>
          <table:table-cell office:value-type="float" office:value="160.14">
            <text:p>160.14</text:p>
          </table:table-cell>
          <table:table-cell office:value-type="float" office:value="87.78">
            <text:p>87.78</text:p>
          </table:table-cell>
          <table:table-cell table:formula="of:=([.C4]/[.E4])" office:value-type="float" office:value="0.175666438824334">
            <text:p>0.176</text:p>
          </table:table-cell>
          <table:table-cell/>
          <table:table-cell office:value-type="string">
            <text:p>Original</text:p>
          </table:table-cell>
          <table:table-cell table:style-name="ce1" office:value-type="float" office:value="51.03">
            <text:p>51.03</text:p>
          </table:table-cell>
          <table:table-cell table:style-name="ce1" office:value-type="float" office:value="32.75">
            <text:p>32.75</text:p>
          </table:table-cell>
          <table:table-cell table:style-name="ce1" office:value-type="float" office:value="39.19">
            <text:p>39.19</text:p>
          </table:table-cell>
          <table:table-cell table:style-name="ce2" table:formula="of:=([.J4]/[.K4])" office:value-type="float" office:value="0.835672365399337">
            <text:p>0.836</text:p>
          </table:table-cell>
          <table:table-cell/>
        </table:table-row>
        <table:table-row table:style-name="ro1">
          <table:table-cell office:value-type="string">
            <text:p>BRISK</text:p>
          </table:table-cell>
          <table:table-cell office:value-type="float" office:value="175.63">
            <text:p>175.63</text:p>
          </table:table-cell>
          <table:table-cell office:value-type="float" office:value="13.23">
            <text:p>13.23</text:p>
          </table:table-cell>
          <table:table-cell office:value-type="float" office:value="162.41">
            <text:p>162.41</text:p>
          </table:table-cell>
          <table:table-cell office:value-type="float" office:value="87.82">
            <text:p>87.82</text:p>
          </table:table-cell>
          <table:table-cell table:formula="of:=([.C5]/[.E5])" office:value-type="float" office:value="0.150649054884992">
            <text:p>0.151</text:p>
          </table:table-cell>
          <table:table-cell/>
          <table:table-cell office:value-type="string">
            <text:p>Left fluorescent Light Off</text:p>
          </table:table-cell>
          <table:table-cell table:style-name="ce1" office:value-type="float" office:value="22.25">
            <text:p>22.25</text:p>
          </table:table-cell>
          <table:table-cell table:style-name="ce1" office:value-type="float" office:value="15.99">
            <text:p>15.99</text:p>
          </table:table-cell>
          <table:table-cell table:style-name="ce1" office:value-type="float" office:value="20.83">
            <text:p>20.83</text:p>
          </table:table-cell>
          <table:table-cell table:style-name="ce2" table:formula="of:=([.J5]/[.K5])" office:value-type="float" office:value="0.767642822851656">
            <text:p>0.768</text:p>
          </table:table-cell>
          <table:table-cell/>
        </table:table-row>
        <table:table-row table:style-name="ro1">
          <table:table-cell office:value-type="string">
            <text:p>BRISK0-SURF2D </text:p>
          </table:table-cell>
          <table:table-cell office:value-type="float" office:value="218.88">
            <text:p>218.88</text:p>
          </table:table-cell>
          <table:table-cell office:value-type="float" office:value="19.01">
            <text:p>19.01</text:p>
          </table:table-cell>
          <table:table-cell office:value-type="float" office:value="199.86">
            <text:p>199.86</text:p>
          </table:table-cell>
          <table:table-cell office:value-type="float" office:value="109.44">
            <text:p>109.44</text:p>
          </table:table-cell>
          <table:table-cell table:formula="of:=([.C6]/[.E6])" office:value-type="float" office:value="0.173702485380117">
            <text:p>0.174</text:p>
          </table:table-cell>
          <table:table-cell/>
          <table:table-cell office:value-type="string">
            <text:p>Right fluorescent light and Main Lights off</text:p>
          </table:table-cell>
          <table:table-cell table:style-name="ce1" office:value-type="float" office:value="27.28">
            <text:p>27.28</text:p>
          </table:table-cell>
          <table:table-cell table:style-name="ce1" office:value-type="float" office:value="19.65">
            <text:p>19.65</text:p>
          </table:table-cell>
          <table:table-cell table:style-name="ce1" office:value-type="float" office:value="21.13">
            <text:p>21.13</text:p>
          </table:table-cell>
          <table:table-cell table:style-name="ce2" table:formula="of:=([.J6]/[.K6])" office:value-type="float" office:value="0.929957406530999">
            <text:p>0.930</text:p>
          </table:table-cell>
          <table:table-cell/>
        </table:table-row>
        <table:table-row table:style-name="ro1">
          <table:table-cell office:value-type="string">
            <text:p>BRISK0 - UBRISK</text:p>
          </table:table-cell>
          <table:table-cell office:value-type="float" office:value="135.76">
            <text:p>135.76</text:p>
          </table:table-cell>
          <table:table-cell office:value-type="float" office:value="16.14">
            <text:p>16.14</text:p>
          </table:table-cell>
          <table:table-cell office:value-type="float" office:value="119.62">
            <text:p>119.62</text:p>
          </table:table-cell>
          <table:table-cell office:value-type="float" office:value="67.88">
            <text:p>67.88</text:p>
          </table:table-cell>
          <table:table-cell table:formula="of:=([.C7]/[.E7])" office:value-type="float" office:value="0.237772539776075">
            <text:p>0.238</text:p>
          </table:table-cell>
          <table:table-cell/>
          <table:table-cell office:value-type="string">
            <text:p>Both fluorescent Lights off</text:p>
          </table:table-cell>
          <table:table-cell table:style-name="ce1" office:value-type="float" office:value="22.95">
            <text:p>22.95</text:p>
          </table:table-cell>
          <table:table-cell table:style-name="ce1" office:value-type="float" office:value="16.65">
            <text:p>16.65</text:p>
          </table:table-cell>
          <table:table-cell table:style-name="ce1" office:value-type="float" office:value="29.85">
            <text:p>29.85</text:p>
          </table:table-cell>
          <table:table-cell table:style-name="ce2" table:formula="of:=([.J7]/[.K7])" office:value-type="float" office:value="0.557788944723618">
            <text:p>0.558</text:p>
          </table:table-cell>
          <table:table-cell/>
        </table:table-row>
        <table:table-row table:style-name="ro1">
          <table:table-cell office:value-type="string">
            <text:p>1D SURF</text:p>
          </table:table-cell>
          <table:table-cell office:value-type="float" office:value="15.85">
            <text:p>15.85</text:p>
          </table:table-cell>
          <table:table-cell office:value-type="float" office:value="9.1">
            <text:p>9.10</text:p>
          </table:table-cell>
          <table:table-cell office:value-type="float" office:value="6.75">
            <text:p>6.75</text:p>
          </table:table-cell>
          <table:table-cell office:value-type="float" office:value="50.88">
            <text:p>50.88</text:p>
          </table:table-cell>
          <table:table-cell table:formula="of:=([.C8]/[.E8])" office:value-type="float" office:value="0.178852201257862">
            <text:p>0.179</text:p>
          </table:table-cell>
          <table:table-cell table:number-columns-repeated="2"/>
          <table:table-cell table:style-name="ce1" office:value-type="string">
            <text:p>Non-overlapping images</text:p>
          </table:table-cell>
          <table:table-cell table:style-name="ce1" table:number-columns-repeated="2"/>
          <table:table-cell table:style-name="ce2"/>
          <table:table-cell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5"/>
          <table:table-cell office:value-type="string">
            <text:p>Original</text:p>
          </table:table-cell>
          <table:table-cell table:style-name="ce1" office:value-type="float" office:value="6.41">
            <text:p>6.41</text:p>
          </table:table-cell>
          <table:table-cell table:style-name="ce1" office:value-type="float" office:value="2.94">
            <text:p>2.94</text:p>
          </table:table-cell>
          <table:table-cell table:style-name="ce1" office:value-type="float" office:value="17.02">
            <text:p>17.02</text:p>
          </table:table-cell>
          <table:table-cell table:style-name="ce2" table:formula="of:=([.J9]/[.K9])" office:value-type="float" office:value="0.172737955346651">
            <text:p>0.173</text:p>
          </table:table-cell>
          <table:table-cell/>
        </table:table-row>
        <table:table-row table:style-name="ro1">
          <table:table-cell office:value-type="string">
            <text:p>BRISK0 </text:p>
          </table:table-cell>
          <table:table-cell office:value-type="float" office:value="72.26">
            <text:p>72.26</text:p>
          </table:table-cell>
          <table:table-cell office:value-type="float" office:value="0.25">
            <text:p>0.25</text:p>
          </table:table-cell>
          <table:table-cell office:value-type="float" office:value="72.01">
            <text:p>72.01</text:p>
          </table:table-cell>
          <table:table-cell office:value-type="float" office:value="42.85">
            <text:p>42.85</text:p>
          </table:table-cell>
          <table:table-cell table:formula="of:=([.C10]/[.E10])" office:value-type="float" office:value="0.0058343057176196">
            <text:p>0.006</text:p>
          </table:table-cell>
          <table:table-cell/>
          <table:table-cell office:value-type="string">
            <text:p>Left fluorescent Light Off</text:p>
          </table:table-cell>
          <table:table-cell table:style-name="ce1" office:value-type="float" office:value="2.17">
            <text:p>2.17</text:p>
          </table:table-cell>
          <table:table-cell table:style-name="ce1" office:value-type="float" office:value="0.83">
            <text:p>0.83</text:p>
          </table:table-cell>
          <table:table-cell table:style-name="ce1" office:value-type="float" office:value="22.12">
            <text:p>22.12</text:p>
          </table:table-cell>
          <table:table-cell table:style-name="ce2" table:formula="of:=([.J10]/[.K10])" office:value-type="float" office:value="0.0375226039783002">
            <text:p>0.038</text:p>
          </table:table-cell>
          <table:table-cell/>
        </table:table-row>
        <table:table-row table:style-name="ro1">
          <table:table-cell office:value-type="string">
            <text:p>BRISK </text:p>
          </table:table-cell>
          <table:table-cell office:value-type="float" office:value="69.93">
            <text:p>69.93</text:p>
          </table:table-cell>
          <table:table-cell office:value-type="float" office:value="0.28">
            <text:p>0.28</text:p>
          </table:table-cell>
          <table:table-cell office:value-type="float" office:value="69.64">
            <text:p>69.64</text:p>
          </table:table-cell>
          <table:table-cell office:value-type="float" office:value="41.53">
            <text:p>41.53</text:p>
          </table:table-cell>
          <table:table-cell table:formula="of:=([.C11]/[.E11])" office:value-type="float" office:value="0.0067421141343607">
            <text:p>0.007</text:p>
          </table:table-cell>
          <table:table-cell/>
          <table:table-cell office:value-type="string">
            <text:p>Right fluorescent light and Main Lights off</text:p>
          </table:table-cell>
          <table:table-cell table:style-name="ce1" office:value-type="float" office:value="2.63">
            <text:p>2.63</text:p>
          </table:table-cell>
          <table:table-cell table:style-name="ce1" office:value-type="float" office:value="1.23">
            <text:p>1.23</text:p>
          </table:table-cell>
          <table:table-cell table:style-name="ce1" office:value-type="float" office:value="21.34">
            <text:p>21.34</text:p>
          </table:table-cell>
          <table:table-cell table:style-name="ce2" table:formula="of:=([.J11]/[.K11])" office:value-type="float" office:value="0.0576382380506092">
            <text:p>0.058</text:p>
          </table:table-cell>
          <table:table-cell/>
        </table:table-row>
        <table:table-row table:style-name="ro1">
          <table:table-cell office:value-type="string">
            <text:p>BRISK0-SURF2D</text:p>
          </table:table-cell>
          <table:table-cell office:value-type="float" office:value="98.7">
            <text:p>98.70</text:p>
          </table:table-cell>
          <table:table-cell office:value-type="float" office:value="1.39">
            <text:p>1.39</text:p>
          </table:table-cell>
          <table:table-cell office:value-type="float" office:value="97.31">
            <text:p>97.31</text:p>
          </table:table-cell>
          <table:table-cell office:value-type="float" office:value="56.84">
            <text:p>56.84</text:p>
          </table:table-cell>
          <table:table-cell table:formula="of:=([.C12]/[.E12])" office:value-type="float" office:value="0.0244546094299789">
            <text:p>0.024</text:p>
          </table:table-cell>
          <table:table-cell/>
          <table:table-cell office:value-type="string">
            <text:p>Both fluorescent Lights off</text:p>
          </table:table-cell>
          <table:table-cell table:style-name="ce1" office:value-type="float" office:value="4.07">
            <text:p>4.07</text:p>
          </table:table-cell>
          <table:table-cell table:style-name="ce1" office:value-type="float" office:value="1.93">
            <text:p>1.93</text:p>
          </table:table-cell>
          <table:table-cell table:style-name="ce1" office:value-type="float" office:value="31.35">
            <text:p>31.35</text:p>
          </table:table-cell>
          <table:table-cell table:style-name="ce2" table:formula="of:=([.J12]/[.K12])" office:value-type="float" office:value="0.0615629984051037">
            <text:p>0.062</text:p>
          </table:table-cell>
          <table:table-cell/>
        </table:table-row>
        <table:table-row table:style-name="ro1">
          <table:table-cell office:value-type="string">
            <text:p>BRISK0 - UBRISK</text:p>
          </table:table-cell>
          <table:table-cell office:value-type="float" office:value="54.56">
            <text:p>54.56</text:p>
          </table:table-cell>
          <table:table-cell office:value-type="float" office:value="0.22">
            <text:p>0.22</text:p>
          </table:table-cell>
          <table:table-cell office:value-type="float" office:value="54.34">
            <text:p>54.34</text:p>
          </table:table-cell>
          <table:table-cell office:value-type="float" office:value="32.61">
            <text:p>32.61</text:p>
          </table:table-cell>
          <table:table-cell table:formula="of:=([.C13]/[.E13])" office:value-type="float" office:value="0.00674639681079423">
            <text:p>0.007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2.96">
            <text:p>12.96</text:p>
          </table:table-cell>
          <table:table-cell office:value-type="float" office:value="6.48">
            <text:p>6.48</text:p>
          </table:table-cell>
          <table:table-cell office:value-type="float" office:value="6.47">
            <text:p>6.47</text:p>
          </table:table-cell>
          <table:table-cell office:value-type="float" office:value="53.29">
            <text:p>53.29</text:p>
          </table:table-cell>
          <table:table-cell table:formula="of:=([.C14]/[.E14])" office:value-type="float" office:value="0.121598799024207">
            <text:p>0.122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>
            <text:p>Nikon Camera Robocup</text:p>
          </table:table-cell>
          <table:table-cell table:style-name="ce1" table:number-columns-repeated="4"/>
          <table:table-cell table:style-name="ce2"/>
        </table:table-row>
        <table:table-row table:style-name="ro1">
          <table:table-cell office:value-type="string">
            <text:p>Radius Matching</text:p>
          </table:table-cell>
          <table:table-cell table:number-columns-repeated="6"/>
          <table:table-cell office:value-type="string">
            <text:p>Method</text:p>
          </table:table-cell>
          <table:table-cell table:style-name="ce1" office:value-type="string">
            <text:p>Overlapping images</text:p>
          </table:table-cell>
          <table:table-cell table:style-name="ce1" table:number-columns-repeated="3"/>
          <table:table-cell table:style-name="ce2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3"/>
          <table:table-cell table:style-name="ce1" office:value-type="string">
            <text:p>Total Matches</text:p>
          </table:table-cell>
          <table:table-cell table:style-name="ce1" office:value-type="string">
            <text:p>Valid Matches</text:p>
          </table:table-cell>
          <table:table-cell table:style-name="ce1" office:value-type="string">
            <text:p>Interest Points</text:p>
          </table:table-cell>
          <table:table-cell table:style-name="ce2"/>
          <table:table-cell/>
        </table:table-row>
        <table:table-row table:style-name="ro1">
          <table:table-cell office:value-type="string">
            <text:p>BRISK0</text:p>
          </table:table-cell>
          <table:table-cell office:value-type="float" office:value="99.96">
            <text:p>99.96</text:p>
          </table:table-cell>
          <table:table-cell office:value-type="float" office:value="54.21">
            <text:p>54.21</text:p>
          </table:table-cell>
          <table:table-cell office:value-type="float" office:value="45.76">
            <text:p>45.76</text:p>
          </table:table-cell>
          <table:table-cell office:value-type="float" office:value="39.19">
            <text:p>39.19</text:p>
          </table:table-cell>
          <table:table-cell table:formula="of:=([.C18]/[.E18])" office:value-type="float" office:value="1.38326103597857">
            <text:p>1.383</text:p>
          </table:table-cell>
          <table:table-cell/>
          <table:table-cell office:value-type="string">
            <text:p>Nao only </text:p>
          </table:table-cell>
          <table:table-cell table:style-name="ce1" office:value-type="float" office:value="51.03">
            <text:p>51.03</text:p>
          </table:table-cell>
          <table:table-cell table:style-name="ce1" office:value-type="float" office:value="32.75">
            <text:p>32.75</text:p>
          </table:table-cell>
          <table:table-cell table:style-name="ce1" office:value-type="float" office:value="39.19">
            <text:p>39.19</text:p>
          </table:table-cell>
          <table:table-cell table:style-name="ce2" table:formula="of:=([.J18]/[.K18])" office:value-type="float" office:value="0.835672365399337">
            <text:p>0.836</text:p>
          </table:table-cell>
          <table:table-cell/>
        </table:table-row>
        <table:table-row table:style-name="ro1">
          <table:table-cell office:value-type="string">
            <text:p>BRISK</text:p>
          </table:table-cell>
          <table:table-cell office:value-type="float" office:value="255.84">
            <text:p>255.84</text:p>
          </table:table-cell>
          <table:table-cell office:value-type="float" office:value="152.47">
            <text:p>152.47</text:p>
          </table:table-cell>
          <table:table-cell office:value-type="float" office:value="103.37">
            <text:p>103.37</text:p>
          </table:table-cell>
          <table:table-cell office:value-type="float" office:value="56.37">
            <text:p>56.37</text:p>
          </table:table-cell>
          <table:table-cell table:formula="of:=([.C19]/[.E19])" office:value-type="float" office:value="2.70480752173142">
            <text:p>2.705</text:p>
          </table:table-cell>
          <table:table-cell/>
          <table:table-cell office:value-type="string">
            <text:p>Nao and Nikon</text:p>
          </table:table-cell>
          <table:table-cell table:style-name="ce1" office:value-type="float" office:value="18.43">
            <text:p>18.43</text:p>
          </table:table-cell>
          <table:table-cell table:style-name="ce1" office:value-type="float" office:value="11.73">
            <text:p>11.73</text:p>
          </table:table-cell>
          <table:table-cell table:style-name="ce1" office:value-type="float" office:value="28.6">
            <text:p>28.60</text:p>
          </table:table-cell>
          <table:table-cell table:style-name="ce2" table:formula="of:=([.J19]/[.K19])" office:value-type="float" office:value="0.41013986013986">
            <text:p>0.410</text:p>
          </table:table-cell>
          <table:table-cell/>
        </table:table-row>
        <table:table-row table:style-name="ro1">
          <table:table-cell office:value-type="string">
            <text:p>BRISK0-SURF2D </text:p>
          </table:table-cell>
          <table:table-cell office:value-type="float" office:value="24.87">
            <text:p>24.87</text:p>
          </table:table-cell>
          <table:table-cell office:value-type="float" office:value="15.2">
            <text:p>15.20</text:p>
          </table:table-cell>
          <table:table-cell office:value-type="float" office:value="9.66">
            <text:p>9.66</text:p>
          </table:table-cell>
          <table:table-cell office:value-type="float" office:value="68.99">
            <text:p>68.99</text:p>
          </table:table-cell>
          <table:table-cell table:formula="of:=([.C20]/[.E20])" office:value-type="float" office:value="0.220321785766053">
            <text:p>0.220</text:p>
          </table:table-cell>
          <table:table-cell table:number-columns-repeated="2"/>
          <table:table-cell table:style-name="ce1" office:value-type="string">
            <text:p>Non-overlapping images</text:p>
          </table:table-cell>
          <table:table-cell table:style-name="ce1" table:number-columns-repeated="2"/>
          <table:table-cell table:style-name="ce2"/>
          <table:table-cell/>
        </table:table-row>
        <table:table-row table:style-name="ro1">
          <table:table-cell office:value-type="string">
            <text:p>BRISK0 - UBRISK</text:p>
          </table:table-cell>
          <table:table-cell office:value-type="float" office:value="51.03">
            <text:p>51.03</text:p>
          </table:table-cell>
          <table:table-cell office:value-type="float" office:value="32.75">
            <text:p>32.75</text:p>
          </table:table-cell>
          <table:table-cell office:value-type="float" office:value="18.28">
            <text:p>18.28</text:p>
          </table:table-cell>
          <table:table-cell office:value-type="float" office:value="39.19">
            <text:p>39.19</text:p>
          </table:table-cell>
          <table:table-cell table:formula="of:=([.C21]/[.E21])" office:value-type="float" office:value="0.835672365399337">
            <text:p>0.836</text:p>
          </table:table-cell>
          <table:table-cell/>
          <table:table-cell office:value-type="string">
            <text:p>Nao only</text:p>
          </table:table-cell>
          <table:table-cell table:style-name="ce1" office:value-type="float" office:value="6.41">
            <text:p>6.41</text:p>
          </table:table-cell>
          <table:table-cell table:style-name="ce1" office:value-type="float" office:value="2.94">
            <text:p>2.94</text:p>
          </table:table-cell>
          <table:table-cell table:style-name="ce1" office:value-type="float" office:value="17.02">
            <text:p>17.02</text:p>
          </table:table-cell>
          <table:table-cell table:style-name="ce2" table:formula="of:=([.J21]/[.K21])" office:value-type="float" office:value="0.172737955346651">
            <text:p>0.173</text:p>
          </table:table-cell>
          <table:table-cell/>
        </table:table-row>
        <table:table-row table:style-name="ro1">
          <table:table-cell office:value-type="string">
            <text:p>1D SURF</text:p>
          </table:table-cell>
          <table:table-cell office:value-type="float" office:value="15.85">
            <text:p>15.85</text:p>
          </table:table-cell>
          <table:table-cell office:value-type="float" office:value="9.1">
            <text:p>9.10</text:p>
          </table:table-cell>
          <table:table-cell office:value-type="float" office:value="6.75">
            <text:p>6.75</text:p>
          </table:table-cell>
          <table:table-cell office:value-type="float" office:value="50.88">
            <text:p>50.88</text:p>
          </table:table-cell>
          <table:table-cell table:formula="of:=([.C22]/[.E22])" office:value-type="float" office:value="0.178852201257862">
            <text:p>0.179</text:p>
          </table:table-cell>
          <table:table-cell/>
          <table:table-cell office:value-type="string">
            <text:p>Nao and Nikon</text:p>
          </table:table-cell>
          <table:table-cell table:style-name="ce1" office:value-type="float" office:value="1.81">
            <text:p>1.81</text:p>
          </table:table-cell>
          <table:table-cell table:style-name="ce1" office:value-type="float" office:value="0.85">
            <text:p>0.85</text:p>
          </table:table-cell>
          <table:table-cell table:style-name="ce1" office:value-type="float" office:value="34.11">
            <text:p>34.11</text:p>
          </table:table-cell>
          <table:table-cell table:style-name="ce2" table:formula="of:=([.J22]/[.K22])" office:value-type="float" office:value="0.0249193784813838">
            <text:p>0.025</text:p>
          </table:table-cell>
          <table:table-cell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6"/>
          <table:table-cell table:style-name="ce1" table:number-columns-repeated="3"/>
          <table:table-cell table:style-name="ce2"/>
          <table:table-cell/>
        </table:table-row>
        <table:table-row table:style-name="ro1">
          <table:table-cell office:value-type="string">
            <text:p>BRISK0 </text:p>
          </table:table-cell>
          <table:table-cell office:value-type="float" office:value="18.94">
            <text:p>18.94</text:p>
          </table:table-cell>
          <table:table-cell office:value-type="float" office:value="8.44">
            <text:p>8.44</text:p>
          </table:table-cell>
          <table:table-cell office:value-type="float" office:value="10.49">
            <text:p>10.49</text:p>
          </table:table-cell>
          <table:table-cell office:value-type="float" office:value="17.02">
            <text:p>17.02</text:p>
          </table:table-cell>
          <table:table-cell table:formula="of:=([.C24]/[.E24])" office:value-type="float" office:value="0.495887191539365">
            <text:p>0.496</text:p>
          </table:table-cell>
          <table:table-cell/>
          <table:table-cell office:value-type="string">
            <text:p>Nikon Camera Large Hall</text:p>
          </table:table-cell>
          <table:table-cell table:style-name="ce1" table:number-columns-repeated="3"/>
          <table:table-cell table:style-name="ce2"/>
          <table:table-cell/>
        </table:table-row>
        <table:table-row table:style-name="ro1">
          <table:table-cell office:value-type="string">
            <text:p>BRISK </text:p>
          </table:table-cell>
          <table:table-cell office:value-type="float" office:value="30.53">
            <text:p>30.53</text:p>
          </table:table-cell>
          <table:table-cell office:value-type="float" office:value="14.26">
            <text:p>14.26</text:p>
          </table:table-cell>
          <table:table-cell office:value-type="float" office:value="16.28">
            <text:p>16.28</text:p>
          </table:table-cell>
          <table:table-cell office:value-type="float" office:value="22.55">
            <text:p>22.55</text:p>
          </table:table-cell>
          <table:table-cell table:formula="of:=([.C25]/[.E25])" office:value-type="float" office:value="0.632372505543237">
            <text:p>0.632</text:p>
          </table:table-cell>
          <table:table-cell/>
          <table:table-cell office:value-type="string">
            <text:p>Method</text:p>
          </table:table-cell>
          <table:table-cell table:style-name="ce1" office:value-type="string">
            <text:p>Overlapping images</text:p>
          </table:table-cell>
          <table:table-cell table:style-name="ce1" table:number-columns-repeated="2"/>
          <table:table-cell table:style-name="ce2"/>
          <table:table-cell/>
        </table:table-row>
        <table:table-row table:style-name="ro1">
          <table:table-cell office:value-type="string">
            <text:p>BRISK0-SURF2D</text:p>
          </table:table-cell>
          <table:table-cell office:value-type="float" office:value="3.49">
            <text:p>3.49</text:p>
          </table:table-cell>
          <table:table-cell office:value-type="float" office:value="1.17">
            <text:p>1.17</text:p>
          </table:table-cell>
          <table:table-cell office:value-type="float" office:value="2.32">
            <text:p>2.32</text:p>
          </table:table-cell>
          <table:table-cell office:value-type="float" office:value="34.92">
            <text:p>34.92</text:p>
          </table:table-cell>
          <table:table-cell table:formula="of:=([.C26]/[.E26])" office:value-type="float" office:value="0.0335051546391753">
            <text:p>0.034</text:p>
          </table:table-cell>
          <table:table-cell table:number-columns-repeated="2"/>
          <table:table-cell table:style-name="ce1" office:value-type="string">
            <text:p>Total Matches</text:p>
          </table:table-cell>
          <table:table-cell table:style-name="ce1" office:value-type="string">
            <text:p>Valid Matches</text:p>
          </table:table-cell>
          <table:table-cell table:style-name="ce1" office:value-type="string">
            <text:p>Interest Points</text:p>
          </table:table-cell>
          <table:table-cell table:style-name="ce2"/>
          <table:table-cell/>
        </table:table-row>
        <table:table-row table:style-name="ro1">
          <table:table-cell office:value-type="string">
            <text:p>BRISK0 - UBRISK</text:p>
          </table:table-cell>
          <table:table-cell office:value-type="float" office:value="6.41">
            <text:p>6.41</text:p>
          </table:table-cell>
          <table:table-cell office:value-type="float" office:value="2.94">
            <text:p>2.94</text:p>
          </table:table-cell>
          <table:table-cell office:value-type="float" office:value="3.47">
            <text:p>3.47</text:p>
          </table:table-cell>
          <table:table-cell office:value-type="float" office:value="17.02">
            <text:p>17.02</text:p>
          </table:table-cell>
          <table:table-cell table:formula="of:=([.C27]/[.E27])" office:value-type="float" office:value="0.172737955346651">
            <text:p>0.173</text:p>
          </table:table-cell>
          <table:table-cell/>
          <table:table-cell office:value-type="string">
            <text:p>Nao only</text:p>
          </table:table-cell>
          <table:table-cell table:style-name="ce1" office:value-type="float" office:value="96.88">
            <text:p>96.88</text:p>
          </table:table-cell>
          <table:table-cell table:style-name="ce1" office:value-type="float" office:value="78.65">
            <text:p>78.65</text:p>
          </table:table-cell>
          <table:table-cell table:style-name="ce1" office:value-type="float" office:value="98.38">
            <text:p>98.38</text:p>
          </table:table-cell>
          <table:table-cell table:style-name="ce2" table:formula="of:=([.J27]/[.K27])" office:value-type="float" office:value="0.79945110794877">
            <text:p>0.799</text:p>
          </table:table-cell>
          <table:table-cell/>
        </table:table-row>
        <table:table-row table:style-name="ro1">
          <table:table-cell office:value-type="string">
            <text:p>1D SURF</text:p>
          </table:table-cell>
          <table:table-cell office:value-type="float" office:value="12.96">
            <text:p>12.96</text:p>
          </table:table-cell>
          <table:table-cell office:value-type="float" office:value="6.48">
            <text:p>6.48</text:p>
          </table:table-cell>
          <table:table-cell office:value-type="float" office:value="6.47">
            <text:p>6.47</text:p>
          </table:table-cell>
          <table:table-cell office:value-type="float" office:value="53.29">
            <text:p>53.29</text:p>
          </table:table-cell>
          <table:table-cell table:formula="of:=([.C28]/[.E28])" office:value-type="float" office:value="0.121598799024207">
            <text:p>0.122</text:p>
          </table:table-cell>
          <table:table-cell/>
          <table:table-cell office:value-type="string">
            <text:p>Nao and Nikon</text:p>
          </table:table-cell>
          <table:table-cell table:style-name="ce1" office:value-type="float" office:value="27.16">
            <text:p>27.16</text:p>
          </table:table-cell>
          <table:table-cell table:style-name="ce1" office:value-type="float" office:value="18.26">
            <text:p>18.26</text:p>
          </table:table-cell>
          <table:table-cell table:style-name="ce1" office:value-type="float" office:value="98.44">
            <text:p>98.44</text:p>
          </table:table-cell>
          <table:table-cell table:style-name="ce2" table:formula="of:=([.J28]/[.K28])" office:value-type="float" office:value="0.185493701747257">
            <text:p>0.185</text:p>
          </table:table-cell>
          <table:table-cell/>
        </table:table-row>
        <table:table-row table:style-name="ro1">
          <table:table-cell table:number-columns-repeated="8"/>
          <table:table-cell table:style-name="ce1" office:value-type="string">
            <text:p>Non-overlapping images</text:p>
          </table:table-cell>
          <table:table-cell table:style-name="ce1" table:number-columns-repeated="2"/>
          <table:table-cell table:style-name="ce2"/>
          <table:table-cell/>
        </table:table-row>
        <table:table-row table:style-name="ro1">
          <table:table-cell office:value-type="string">
            <text:p>Office Environment 2-NN</text:p>
          </table:table-cell>
          <table:table-cell table:number-columns-repeated="6"/>
          <table:table-cell office:value-type="string">
            <text:p>Nao only</text:p>
          </table:table-cell>
          <table:table-cell table:style-name="ce1" office:value-type="float" office:value="7.55">
            <text:p>7.55</text:p>
          </table:table-cell>
          <table:table-cell table:style-name="ce1" office:value-type="float" office:value="3.5">
            <text:p>3.50</text:p>
          </table:table-cell>
          <table:table-cell table:style-name="ce1" office:value-type="float" office:value="110.76">
            <text:p>110.76</text:p>
          </table:table-cell>
          <table:table-cell table:style-name="ce2" table:formula="of:=([.J30]/[.K30])" office:value-type="float" office:value="0.0315998555435175">
            <text:p>0.032</text:p>
          </table:table-cell>
          <table:table-cell/>
        </table:table-row>
        <table:table-row table:style-name="ro1">
          <table:table-cell office:value-type="string">
            <text:p>Method </text:p>
          </table:table-cell>
          <table:table-cell office:value-type="string">
            <text:p>Overlapping images</text:p>
          </table:table-cell>
          <table:table-cell table:number-columns-repeated="5"/>
          <table:table-cell office:value-type="string">
            <text:p>Nao and Nikon</text:p>
          </table:table-cell>
          <table:table-cell table:style-name="ce1" office:value-type="float" office:value="8.3">
            <text:p>8.30</text:p>
          </table:table-cell>
          <table:table-cell table:style-name="ce1" office:value-type="float" office:value="2.67">
            <text:p>2.67</text:p>
          </table:table-cell>
          <table:table-cell table:style-name="ce1" office:value-type="float" office:value="88.96">
            <text:p>88.96</text:p>
          </table:table-cell>
          <table:table-cell table:style-name="ce2" table:formula="of:=([.J31]/[.K31])" office:value-type="float" office:value="0.0300134892086331">
            <text:p>0.030</text:p>
          </table:table-cell>
          <table:table-cell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3"/>
          <table:table-cell table:style-name="ce1" table:number-columns-repeated="3"/>
          <table:table-cell table:style-name="ce2"/>
          <table:table-cell/>
        </table:table-row>
        <table:table-row table:style-name="ro1">
          <table:table-cell office:value-type="string">
            <text:p>BRISK0 </text:p>
          </table:table-cell>
          <table:table-cell office:value-type="float" office:value="266.36">
            <text:p>266.36</text:p>
          </table:table-cell>
          <table:table-cell office:value-type="float" office:value="36.94">
            <text:p>36.94</text:p>
          </table:table-cell>
          <table:table-cell office:value-type="float" office:value="229.43">
            <text:p>229.43</text:p>
          </table:table-cell>
          <table:table-cell office:value-type="float" office:value="133.18">
            <text:p>133.18</text:p>
          </table:table-cell>
          <table:table-cell table:formula="of:=([.C33]/[.E33])" office:value-type="float" office:value="0.277368974320468">
            <text:p>0.277</text:p>
          </table:table-cell>
          <table:table-cell table:number-columns-repeated="2"/>
          <table:table-cell table:style-name="ce1" table:number-columns-repeated="3"/>
          <table:table-cell table:style-name="ce2"/>
          <table:table-cell/>
        </table:table-row>
        <table:table-row table:style-name="ro1">
          <table:table-cell office:value-type="string">
            <text:p>BRISK</text:p>
          </table:table-cell>
          <table:table-cell office:value-type="float" office:value="262.03">
            <text:p>262.03</text:p>
          </table:table-cell>
          <table:table-cell office:value-type="float" office:value="26.67">
            <text:p>26.67</text:p>
          </table:table-cell>
          <table:table-cell office:value-type="float" office:value="235.36">
            <text:p>235.36</text:p>
          </table:table-cell>
          <table:table-cell office:value-type="float" office:value="131.01">
            <text:p>131.01</text:p>
          </table:table-cell>
          <table:table-cell table:formula="of:=([.C34]/[.E34])" office:value-type="float" office:value="0.203572246393405">
            <text:p>0.204</text:p>
          </table:table-cell>
          <table:table-cell/>
          <table:table-cell office:value-type="string">
            <text:p>Google Street View</text:p>
          </table:table-cell>
          <table:table-cell table:style-name="ce1" table:number-columns-repeated="3"/>
          <table:table-cell table:style-name="ce2"/>
          <table:table-cell/>
        </table:table-row>
        <table:table-row table:style-name="ro1">
          <table:table-cell office:value-type="string">
            <text:p>BRISK0-SURF2D </text:p>
          </table:table-cell>
          <table:table-cell office:value-type="float" office:value="338.03">
            <text:p>338.03</text:p>
          </table:table-cell>
          <table:table-cell office:value-type="float" office:value="39.26">
            <text:p>39.26</text:p>
          </table:table-cell>
          <table:table-cell office:value-type="float" office:value="298.78">
            <text:p>298.78</text:p>
          </table:table-cell>
          <table:table-cell office:value-type="float" office:value="169.02">
            <text:p>169.02</text:p>
          </table:table-cell>
          <table:table-cell table:formula="of:=([.C35]/[.E35])" office:value-type="float" office:value="0.23228020352621">
            <text:p>0.232</text:p>
          </table:table-cell>
          <table:table-cell/>
          <table:table-cell office:value-type="string">
            <text:p>Method (2-NN)</text:p>
          </table:table-cell>
          <table:table-cell table:style-name="ce1" office:value-type="string">
            <text:p>Overlapping images</text:p>
          </table:table-cell>
          <table:table-cell table:style-name="ce1" table:number-columns-repeated="2"/>
          <table:table-cell table:style-name="ce2"/>
          <table:table-cell/>
        </table:table-row>
        <table:table-row table:style-name="ro1">
          <table:table-cell office:value-type="string">
            <text:p>BRISK0 - UBRISK</text:p>
          </table:table-cell>
          <table:table-cell office:value-type="float" office:value="202.14">
            <text:p>202.14</text:p>
          </table:table-cell>
          <table:table-cell office:value-type="float" office:value="32.57">
            <text:p>32.57</text:p>
          </table:table-cell>
          <table:table-cell office:value-type="float" office:value="169.58">
            <text:p>169.58</text:p>
          </table:table-cell>
          <table:table-cell office:value-type="float" office:value="101.07">
            <text:p>101.07</text:p>
          </table:table-cell>
          <table:table-cell table:formula="of:=([.C36]/[.E36])" office:value-type="float" office:value="0.32225190462056">
            <text:p>0.322</text:p>
          </table:table-cell>
          <table:table-cell table:number-columns-repeated="2"/>
          <table:table-cell table:style-name="ce1" office:value-type="string">
            <text:p>Total Matches</text:p>
          </table:table-cell>
          <table:table-cell table:style-name="ce1" office:value-type="string">
            <text:p>Valid Matches</text:p>
          </table:table-cell>
          <table:table-cell table:style-name="ce1" office:value-type="string">
            <text:p>Interest Points</text:p>
          </table:table-cell>
          <table:table-cell table:style-name="ce2"/>
          <table:table-cell/>
        </table:table-row>
        <table:table-row table:style-name="ro1">
          <table:table-cell office:value-type="string">
            <text:p>1D SURF</text:p>
          </table:table-cell>
          <table:table-cell office:value-type="float" office:value="25.68">
            <text:p>25.68</text:p>
          </table:table-cell>
          <table:table-cell office:value-type="float" office:value="16">
            <text:p>16.00</text:p>
          </table:table-cell>
          <table:table-cell office:value-type="float" office:value="9.69">
            <text:p>9.69</text:p>
          </table:table-cell>
          <table:table-cell office:value-type="float" office:value="69.43">
            <text:p>69.43</text:p>
          </table:table-cell>
          <table:table-cell table:formula="of:=([.C37]/[.E37])" office:value-type="float" office:value="0.230447933170099">
            <text:p>0.230</text:p>
          </table:table-cell>
          <table:table-cell/>
          <table:table-cell office:value-type="string">
            <text:p>Street View </text:p>
          </table:table-cell>
          <table:table-cell table:style-name="ce1" office:value-type="float" office:value="160.39">
            <text:p>160.39</text:p>
          </table:table-cell>
          <table:table-cell table:style-name="ce1" office:value-type="float" office:value="73.85">
            <text:p>73.85</text:p>
          </table:table-cell>
          <table:table-cell table:style-name="ce1" office:value-type="float" office:value="154.88">
            <text:p>154.88</text:p>
          </table:table-cell>
          <table:table-cell table:style-name="ce2" table:formula="of:=([.J37]/[.K37])" office:value-type="float" office:value="0.47682076446281">
            <text:p>0.477</text:p>
          </table:table-cell>
          <table:table-cell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6"/>
          <table:table-cell table:style-name="ce1" office:value-type="string">
            <text:p>Non-overlapping images</text:p>
          </table:table-cell>
          <table:table-cell table:style-name="ce1" table:number-columns-repeated="2"/>
          <table:table-cell table:style-name="ce2"/>
          <table:table-cell/>
        </table:table-row>
        <table:table-row table:style-name="ro1">
          <table:table-cell office:value-type="string">
            <text:p>BRISK0 </text:p>
          </table:table-cell>
          <table:table-cell office:value-type="float" office:value="257.44">
            <text:p>257.44</text:p>
          </table:table-cell>
          <table:table-cell office:value-type="float" office:value="0.92">
            <text:p>0.92</text:p>
          </table:table-cell>
          <table:table-cell office:value-type="float" office:value="256.52">
            <text:p>256.52</text:p>
          </table:table-cell>
          <table:table-cell office:value-type="float" office:value="131.22">
            <text:p>131.22</text:p>
          </table:table-cell>
          <table:table-cell table:formula="of:=([.C39]/[.E39])" office:value-type="float" office:value="0.00701112635269014">
            <text:p>0.007</text:p>
          </table:table-cell>
          <table:table-cell/>
          <table:table-cell office:value-type="string">
            <text:p>Street View</text:p>
          </table:table-cell>
          <table:table-cell table:style-name="ce1" office:value-type="float" office:value="28.21">
            <text:p>28.21</text:p>
          </table:table-cell>
          <table:table-cell table:style-name="ce1" office:value-type="float" office:value="11.5">
            <text:p>11.50</text:p>
          </table:table-cell>
          <table:table-cell table:style-name="ce1" office:value-type="float" office:value="153.01">
            <text:p>153.01</text:p>
          </table:table-cell>
          <table:table-cell table:style-name="ce2" table:formula="of:=([.J39]/[.K39])" office:value-type="float" office:value="0.0751584863734397">
            <text:p>0.075</text:p>
          </table:table-cell>
          <table:table-cell/>
        </table:table-row>
        <table:table-row table:style-name="ro1">
          <table:table-cell office:value-type="string">
            <text:p>BRISK </text:p>
          </table:table-cell>
          <table:table-cell office:value-type="float" office:value="324.24">
            <text:p>324.24</text:p>
          </table:table-cell>
          <table:table-cell office:value-type="float" office:value="0.64">
            <text:p>0.64</text:p>
          </table:table-cell>
          <table:table-cell office:value-type="float" office:value="323.6">
            <text:p>323.60</text:p>
          </table:table-cell>
          <table:table-cell office:value-type="float" office:value="138.74">
            <text:p>138.74</text:p>
          </table:table-cell>
          <table:table-cell table:formula="of:=([.C40]/[.E40])" office:value-type="float" office:value="0.00461294507712268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317.28">
            <text:p>317.28</text:p>
          </table:table-cell>
          <table:table-cell office:value-type="float" office:value="6.46">
            <text:p>6.46</text:p>
          </table:table-cell>
          <table:table-cell office:value-type="float" office:value="310.83">
            <text:p>310.83</text:p>
          </table:table-cell>
          <table:table-cell office:value-type="float" office:value="165.87">
            <text:p>165.87</text:p>
          </table:table-cell>
          <table:table-cell table:formula="of:=([.C41]/[.E41])" office:value-type="float" office:value="0.0389461626575029">
            <text:p>0.039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07.68">
            <text:p>207.68</text:p>
          </table:table-cell>
          <table:table-cell office:value-type="float" office:value="0.72">
            <text:p>0.72</text:p>
          </table:table-cell>
          <table:table-cell office:value-type="float" office:value="206.96">
            <text:p>206.96</text:p>
          </table:table-cell>
          <table:table-cell office:value-type="float" office:value="101.17">
            <text:p>101.17</text:p>
          </table:table-cell>
          <table:table-cell table:formula="of:=([.C42]/[.E42])" office:value-type="float" office:value="0.00711673420974597">
            <text:p>0.007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1.69">
            <text:p>11.69</text:p>
          </table:table-cell>
          <table:table-cell office:value-type="float" office:value="5.9">
            <text:p>5.90</text:p>
          </table:table-cell>
          <table:table-cell office:value-type="float" office:value="5.79">
            <text:p>5.79</text:p>
          </table:table-cell>
          <table:table-cell office:value-type="float" office:value="70.93">
            <text:p>70.93</text:p>
          </table:table-cell>
          <table:table-cell table:formula="of:=([.C43]/[.E43])" office:value-type="float" office:value="0.0831806005921331">
            <text:p>0.083</text:p>
          </table:table-cell>
          <table:table-cell/>
          <table:table-cell office:value-type="string">
            <text:p>2-NN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Radius Matching</text:p>
          </table:table-cell>
          <table:table-cell table:number-columns-repeated="5"/>
        </table:table-row>
        <table:table-row table:style-name="ro1">
          <table:table-cell office:value-type="string">
            <text:p>Radius Matching</text:p>
          </table:table-cell>
          <table:table-cell table:number-columns-repeated="6"/>
          <table:table-cell office:value-type="string">
            <text:p>RANSAC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27.72">
            <text:p>27.72</text:p>
          </table:table-cell>
          <table:table-cell office:value-type="float" office:value="20.09">
            <text:p>20.09</text:p>
          </table:table-cell>
          <table:table-cell office:value-type="float" office:value="7.63">
            <text:p>7.63</text:p>
          </table:table-cell>
          <table:table-cell office:value-type="float" office:value="51.45">
            <text:p>51.45</text:p>
          </table:table-cell>
          <table:table-cell table:formula="of:=([.C47]/[.E47])" office:value-type="float" office:value="0.39047619047619">
            <text:p>0.390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24.68">
            <text:p>24.68</text:p>
          </table:table-cell>
          <table:table-cell office:value-type="float" office:value="19.23">
            <text:p>19.23</text:p>
          </table:table-cell>
          <table:table-cell office:value-type="float" office:value="5.45">
            <text:p>5.45</text:p>
          </table:table-cell>
          <table:table-cell office:value-type="float" office:value="51.87">
            <text:p>51.87</text:p>
          </table:table-cell>
          <table:table-cell table:formula="of:=([.C48]/[.E48])" office:value-type="float" office:value="0.370734528629265">
            <text:p>0.371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52.61">
            <text:p>52.61</text:p>
          </table:table-cell>
          <table:table-cell office:value-type="float" office:value="35.4">
            <text:p>35.40</text:p>
          </table:table-cell>
          <table:table-cell office:value-type="float" office:value="17.21">
            <text:p>17.21</text:p>
          </table:table-cell>
          <table:table-cell office:value-type="float" office:value="84.43">
            <text:p>84.43</text:p>
          </table:table-cell>
          <table:table-cell table:formula="of:=([.C49]/[.E49])" office:value-type="float" office:value="0.419282245647282">
            <text:p>0.419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45.66">
            <text:p>45.66</text:p>
          </table:table-cell>
          <table:table-cell office:value-type="float" office:value="34.94">
            <text:p>34.94</text:p>
          </table:table-cell>
          <table:table-cell office:value-type="float" office:value="10.71">
            <text:p>10.71</text:p>
          </table:table-cell>
          <table:table-cell office:value-type="float" office:value="53.4">
            <text:p>53.40</text:p>
          </table:table-cell>
          <table:table-cell table:formula="of:=([.C50]/[.E50])" office:value-type="float" office:value="0.654307116104869">
            <text:p>0.654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5.68">
            <text:p>25.68</text:p>
          </table:table-cell>
          <table:table-cell office:value-type="float" office:value="16">
            <text:p>16.00</text:p>
          </table:table-cell>
          <table:table-cell office:value-type="float" office:value="9.69">
            <text:p>9.69</text:p>
          </table:table-cell>
          <table:table-cell office:value-type="float" office:value="69.43">
            <text:p>69.43</text:p>
          </table:table-cell>
          <table:table-cell table:formula="of:=([.C51]/[.E51])" office:value-type="float" office:value="0.230447933170099">
            <text:p>0.23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BRISK0 </text:p>
          </table:table-cell>
          <table:table-cell office:value-type="float" office:value="1.88">
            <text:p>1.88</text:p>
          </table:table-cell>
          <table:table-cell office:value-type="float" office:value="0.85">
            <text:p>0.85</text:p>
          </table:table-cell>
          <table:table-cell office:value-type="float" office:value="1.04">
            <text:p>1.04</text:p>
          </table:table-cell>
          <table:table-cell office:value-type="float" office:value="52.93">
            <text:p>52.93</text:p>
          </table:table-cell>
          <table:table-cell table:formula="of:=([.C53]/[.E53])" office:value-type="float" office:value="0.0160589457774419">
            <text:p>0.016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1.67">
            <text:p>1.67</text:p>
          </table:table-cell>
          <table:table-cell office:value-type="float" office:value="0.89">
            <text:p>0.89</text:p>
          </table:table-cell>
          <table:table-cell office:value-type="float" office:value="0.78">
            <text:p>0.78</text:p>
          </table:table-cell>
          <table:table-cell office:value-type="float" office:value="58.72">
            <text:p>58.72</text:p>
          </table:table-cell>
          <table:table-cell table:formula="of:=([.C54]/[.E54])" office:value-type="float" office:value="0.0151566757493188">
            <text:p>0.015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4.74">
            <text:p>4.74</text:p>
          </table:table-cell>
          <table:table-cell office:value-type="float" office:value="1.52">
            <text:p>1.52</text:p>
          </table:table-cell>
          <table:table-cell office:value-type="float" office:value="3.22">
            <text:p>3.22</text:p>
          </table:table-cell>
          <table:table-cell office:value-type="float" office:value="85.83">
            <text:p>85.83</text:p>
          </table:table-cell>
          <table:table-cell table:formula="of:=([.C55]/[.E55])" office:value-type="float" office:value="0.0177094256087615">
            <text:p>0.018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2.75">
            <text:p>2.75</text:p>
          </table:table-cell>
          <table:table-cell office:value-type="float" office:value="1.27">
            <text:p>1.27</text:p>
          </table:table-cell>
          <table:table-cell office:value-type="float" office:value="1.48">
            <text:p>1.48</text:p>
          </table:table-cell>
          <table:table-cell office:value-type="float" office:value="55.14">
            <text:p>55.14</text:p>
          </table:table-cell>
          <table:table-cell table:formula="of:=([.C56]/[.E56])" office:value-type="float" office:value="0.0230322814653609">
            <text:p>0.023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1.69">
            <text:p>11.69</text:p>
          </table:table-cell>
          <table:table-cell office:value-type="float" office:value="5.9">
            <text:p>5.90</text:p>
          </table:table-cell>
          <table:table-cell office:value-type="float" office:value="5.79">
            <text:p>5.79</text:p>
          </table:table-cell>
          <table:table-cell office:value-type="float" office:value="70.93">
            <text:p>70.93</text:p>
          </table:table-cell>
          <table:table-cell table:formula="of:=([.C57]/[.E57])" office:value-type="float" office:value="0.0831806005921331">
            <text:p>0.08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Large Hall 2-NN</text:p>
          </table:table-cell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1112.13">
            <text:p>1112.13</text:p>
          </table:table-cell>
          <table:table-cell office:value-type="float" office:value="241.26">
            <text:p>241.26</text:p>
          </table:table-cell>
          <table:table-cell office:value-type="float" office:value="870.88">
            <text:p>870.88</text:p>
          </table:table-cell>
          <table:table-cell office:value-type="float" office:value="556.07">
            <text:p>556.07</text:p>
          </table:table-cell>
          <table:table-cell table:formula="of:=([.C62]/[.E62])" office:value-type="float" office:value="0.433866239861888">
            <text:p>0.434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1119.02">
            <text:p>1119.02</text:p>
          </table:table-cell>
          <table:table-cell office:value-type="float" office:value="188.24">
            <text:p>188.24</text:p>
          </table:table-cell>
          <table:table-cell office:value-type="float" office:value="930.78">
            <text:p>930.78</text:p>
          </table:table-cell>
          <table:table-cell office:value-type="float" office:value="559.51">
            <text:p>559.51</text:p>
          </table:table-cell>
          <table:table-cell table:formula="of:=([.C63]/[.E63])" office:value-type="float" office:value="0.336437239727619">
            <text:p>0.336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1245.15">
            <text:p>1245.15</text:p>
          </table:table-cell>
          <table:table-cell office:value-type="float" office:value="190.08">
            <text:p>190.08</text:p>
          </table:table-cell>
          <table:table-cell office:value-type="float" office:value="1055.07">
            <text:p>1055.07</text:p>
          </table:table-cell>
          <table:table-cell office:value-type="float" office:value="622.58">
            <text:p>622.58</text:p>
          </table:table-cell>
          <table:table-cell table:formula="of:=([.C64]/[.E64])" office:value-type="float" office:value="0.305310160943172">
            <text:p>0.305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836.25">
            <text:p>836.25</text:p>
          </table:table-cell>
          <table:table-cell office:value-type="float" office:value="190.25">
            <text:p>190.25</text:p>
          </table:table-cell>
          <table:table-cell office:value-type="float" office:value="646">
            <text:p>646.00</text:p>
          </table:table-cell>
          <table:table-cell office:value-type="float" office:value="418.12">
            <text:p>418.12</text:p>
          </table:table-cell>
          <table:table-cell table:formula="of:=([.C65]/[.E65])" office:value-type="float" office:value="0.455012914952645">
            <text:p>0.455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4.7">
            <text:p>24.70</text:p>
          </table:table-cell>
          <table:table-cell office:value-type="float" office:value="16.9">
            <text:p>16.90</text:p>
          </table:table-cell>
          <table:table-cell office:value-type="float" office:value="7.8">
            <text:p>7.80</text:p>
          </table:table-cell>
          <table:table-cell office:value-type="float" office:value="62.18">
            <text:p>62.18</text:p>
          </table:table-cell>
          <table:table-cell table:formula="of:=([.C66]/[.E66])" office:value-type="float" office:value="0.271791572853007">
            <text:p>0.2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BRISK0 </text:p>
          </table:table-cell>
          <table:table-cell office:value-type="float" office:value="1518.93">
            <text:p>1518.93</text:p>
          </table:table-cell>
          <table:table-cell office:value-type="float" office:value="2.36">
            <text:p>2.36</text:p>
          </table:table-cell>
          <table:table-cell office:value-type="float" office:value="1516.58">
            <text:p>1516.58</text:p>
          </table:table-cell>
          <table:table-cell office:value-type="float" office:value="623.82">
            <text:p>623.82</text:p>
          </table:table-cell>
          <table:table-cell table:formula="of:=([.C68]/[.E68])" office:value-type="float" office:value="0.00378314257317816">
            <text:p>0.004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1491.2">
            <text:p>1491.20</text:p>
          </table:table-cell>
          <table:table-cell office:value-type="float" office:value="1.58">
            <text:p>1.58</text:p>
          </table:table-cell>
          <table:table-cell office:value-type="float" office:value="1489.62">
            <text:p>1489.62</text:p>
          </table:table-cell>
          <table:table-cell office:value-type="float" office:value="622.45">
            <text:p>622.45</text:p>
          </table:table-cell>
          <table:table-cell table:formula="of:=([.C69]/[.E69])" office:value-type="float" office:value="0.00253835649449755">
            <text:p>0.003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1699.2">
            <text:p>1699.20</text:p>
          </table:table-cell>
          <table:table-cell office:value-type="float" office:value="11.93">
            <text:p>11.93</text:p>
          </table:table-cell>
          <table:table-cell office:value-type="float" office:value="1687.27">
            <text:p>1687.27</text:p>
          </table:table-cell>
          <table:table-cell office:value-type="float" office:value="697.8">
            <text:p>697.80</text:p>
          </table:table-cell>
          <table:table-cell table:formula="of:=([.C70]/[.E70])" office:value-type="float" office:value="0.0170965892805962">
            <text:p>0.017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1159.6">
            <text:p>1159.60</text:p>
          </table:table-cell>
          <table:table-cell office:value-type="float" office:value="2.19">
            <text:p>2.19</text:p>
          </table:table-cell>
          <table:table-cell office:value-type="float" office:value="1157.41">
            <text:p>1157.41</text:p>
          </table:table-cell>
          <table:table-cell office:value-type="float" office:value="473.26">
            <text:p>473.26</text:p>
          </table:table-cell>
          <table:table-cell table:formula="of:=([.C71]/[.E71])" office:value-type="float" office:value="0.00462747749651354">
            <text:p>0.005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7.15">
            <text:p>17.15</text:p>
          </table:table-cell>
          <table:table-cell office:value-type="float" office:value="7.39">
            <text:p>7.39</text:p>
          </table:table-cell>
          <table:table-cell office:value-type="float" office:value="9.76">
            <text:p>9.76</text:p>
          </table:table-cell>
          <table:table-cell office:value-type="float" office:value="63.56">
            <text:p>63.56</text:p>
          </table:table-cell>
          <table:table-cell table:formula="of:=([.C72]/[.E72])" office:value-type="float" office:value="0.11626809314034">
            <text:p>0.116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Radius Matching</text:p>
          </table:table-cell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BRISK0 </text:p>
          </table:table-cell>
          <table:table-cell office:value-type="float" office:value="62.67">
            <text:p>62.67</text:p>
          </table:table-cell>
          <table:table-cell office:value-type="float" office:value="48.6">
            <text:p>48.60</text:p>
          </table:table-cell>
          <table:table-cell office:value-type="float" office:value="14.07">
            <text:p>14.07</text:p>
          </table:table-cell>
          <table:table-cell office:value-type="float" office:value="93.24">
            <text:p>93.24</text:p>
          </table:table-cell>
          <table:table-cell table:formula="of:=([.C77]/[.E77])" office:value-type="float" office:value="0.521235521235521">
            <text:p>0.521</text:p>
          </table:table-cell>
          <table:table-cell table:number-columns-repeated="7"/>
        </table:table-row>
        <table:table-row table:style-name="ro1">
          <table:table-cell office:value-type="string">
            <text:p>BRISK</text:p>
          </table:table-cell>
          <table:table-cell office:value-type="float" office:value="43.24">
            <text:p>43.24</text:p>
          </table:table-cell>
          <table:table-cell office:value-type="float" office:value="35.06">
            <text:p>35.06</text:p>
          </table:table-cell>
          <table:table-cell office:value-type="float" office:value="8.18">
            <text:p>8.18</text:p>
          </table:table-cell>
          <table:table-cell office:value-type="float" office:value="72.76">
            <text:p>72.76</text:p>
          </table:table-cell>
          <table:table-cell table:formula="of:=([.C78]/[.E78])" office:value-type="float" office:value="0.481858163826278">
            <text:p>0.482</text:p>
          </table:table-cell>
          <table:table-cell table:number-columns-repeated="7"/>
        </table:table-row>
        <table:table-row table:style-name="ro1">
          <table:table-cell office:value-type="string">
            <text:p>BRISK0-SURF2D </text:p>
          </table:table-cell>
          <table:table-cell office:value-type="float" office:value="155.56">
            <text:p>155.56</text:p>
          </table:table-cell>
          <table:table-cell office:value-type="float" office:value="122.17">
            <text:p>122.17</text:p>
          </table:table-cell>
          <table:table-cell office:value-type="float" office:value="33.39">
            <text:p>33.39</text:p>
          </table:table-cell>
          <table:table-cell office:value-type="float" office:value="149.44">
            <text:p>149.44</text:p>
          </table:table-cell>
          <table:table-cell table:formula="of:=([.C79]/[.E79])" office:value-type="float" office:value="0.817518736616702">
            <text:p>0.818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96.88">
            <text:p>96.88</text:p>
          </table:table-cell>
          <table:table-cell office:value-type="float" office:value="78.65">
            <text:p>78.65</text:p>
          </table:table-cell>
          <table:table-cell office:value-type="float" office:value="18.23">
            <text:p>18.23</text:p>
          </table:table-cell>
          <table:table-cell office:value-type="float" office:value="98.38">
            <text:p>98.38</text:p>
          </table:table-cell>
          <table:table-cell table:formula="of:=([.C80]/[.E80])" office:value-type="float" office:value="0.79945110794877">
            <text:p>0.799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24.7">
            <text:p>24.70</text:p>
          </table:table-cell>
          <table:table-cell office:value-type="float" office:value="16.9">
            <text:p>16.90</text:p>
          </table:table-cell>
          <table:table-cell office:value-type="float" office:value="7.8">
            <text:p>7.80</text:p>
          </table:table-cell>
          <table:table-cell office:value-type="float" office:value="62.18">
            <text:p>62.18</text:p>
          </table:table-cell>
          <table:table-cell table:formula="of:=([.C81]/[.E81])" office:value-type="float" office:value="0.271791572853007">
            <text:p>0.27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BRISK0 </text:p>
          </table:table-cell>
          <table:table-cell office:value-type="float" office:value="7.15">
            <text:p>7.15</text:p>
          </table:table-cell>
          <table:table-cell office:value-type="float" office:value="2.82">
            <text:p>2.82</text:p>
          </table:table-cell>
          <table:table-cell office:value-type="float" office:value="4.33">
            <text:p>4.33</text:p>
          </table:table-cell>
          <table:table-cell office:value-type="float" office:value="104.61">
            <text:p>104.61</text:p>
          </table:table-cell>
          <table:table-cell table:formula="of:=([.C83]/[.E83])" office:value-type="float" office:value="0.0269572698594781">
            <text:p>0.027</text:p>
          </table:table-cell>
          <table:table-cell table:number-columns-repeated="7"/>
        </table:table-row>
        <table:table-row table:style-name="ro1">
          <table:table-cell office:value-type="string">
            <text:p>BRISK </text:p>
          </table:table-cell>
          <table:table-cell office:value-type="float" office:value="6.71">
            <text:p>6.71</text:p>
          </table:table-cell>
          <table:table-cell office:value-type="float" office:value="3.2">
            <text:p>3.20</text:p>
          </table:table-cell>
          <table:table-cell office:value-type="float" office:value="3.51">
            <text:p>3.51</text:p>
          </table:table-cell>
          <table:table-cell office:value-type="float" office:value="75.94">
            <text:p>75.94</text:p>
          </table:table-cell>
          <table:table-cell table:formula="of:=([.C84]/[.E84])" office:value-type="float" office:value="0.0421385304187517">
            <text:p>0.042</text:p>
          </table:table-cell>
          <table:table-cell table:number-columns-repeated="7"/>
        </table:table-row>
        <table:table-row table:style-name="ro1">
          <table:table-cell office:value-type="string">
            <text:p>BRISK0-SURF2D</text:p>
          </table:table-cell>
          <table:table-cell office:value-type="float" office:value="17.01">
            <text:p>17.01</text:p>
          </table:table-cell>
          <table:table-cell office:value-type="float" office:value="6.29">
            <text:p>6.29</text:p>
          </table:table-cell>
          <table:table-cell office:value-type="float" office:value="10.73">
            <text:p>10.73</text:p>
          </table:table-cell>
          <table:table-cell office:value-type="float" office:value="169.85">
            <text:p>169.85</text:p>
          </table:table-cell>
          <table:table-cell table:formula="of:=([.C85]/[.E85])" office:value-type="float" office:value="0.0370326758904916">
            <text:p>0.037</text:p>
          </table:table-cell>
          <table:table-cell table:number-columns-repeated="7"/>
        </table:table-row>
        <table:table-row table:style-name="ro1">
          <table:table-cell office:value-type="string">
            <text:p>BRISK0 - UBRISK</text:p>
          </table:table-cell>
          <table:table-cell office:value-type="float" office:value="7.55">
            <text:p>7.55</text:p>
          </table:table-cell>
          <table:table-cell office:value-type="float" office:value="3.5">
            <text:p>3.50</text:p>
          </table:table-cell>
          <table:table-cell office:value-type="float" office:value="4.05">
            <text:p>4.05</text:p>
          </table:table-cell>
          <table:table-cell office:value-type="float" office:value="110.76">
            <text:p>110.76</text:p>
          </table:table-cell>
          <table:table-cell table:formula="of:=([.C86]/[.E86])" office:value-type="float" office:value="0.0315998555435175">
            <text:p>0.032</text:p>
          </table:table-cell>
          <table:table-cell table:number-columns-repeated="7"/>
        </table:table-row>
        <table:table-row table:style-name="ro1">
          <table:table-cell office:value-type="string">
            <text:p>1D SURF</text:p>
          </table:table-cell>
          <table:table-cell office:value-type="float" office:value="17.15">
            <text:p>17.15</text:p>
          </table:table-cell>
          <table:table-cell office:value-type="float" office:value="7.39">
            <text:p>7.39</text:p>
          </table:table-cell>
          <table:table-cell office:value-type="float" office:value="9.76">
            <text:p>9.76</text:p>
          </table:table-cell>
          <table:table-cell office:value-type="float" office:value="63.56">
            <text:p>63.56</text:p>
          </table:table-cell>
          <table:table-cell table:formula="of:=([.C87]/[.E87])" office:value-type="float" office:value="0.11626809314034">
            <text:p>0.11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>
            <text:p>Varying Lighting</text:p>
          </table:table-cell>
          <table:table-cell table:style-name="Default" table:number-columns-repeated="5"/>
          <table:table-cell table:number-columns-repeated="7"/>
        </table:table-row>
        <table:table-row table:style-name="ro1">
          <table:table-cell office:value-type="string">
            <text:p>Scenario</text:p>
          </table:table-cell>
          <table:table-cell table:style-name="Default" office:value-type="string">
            <text:p>Overlapping images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/>
          <table:table-cell table:style-name="Default" office:value-type="string">
            <text:p>Total Matches</text:p>
          </table:table-cell>
          <table:table-cell table:style-name="Default" office:value-type="string">
            <text:p>Valid Matches</text:p>
          </table:table-cell>
          <table:table-cell table:style-name="Default" office:value-type="string">
            <text:p>Invalid Matches</text:p>
          </table:table-cell>
          <table:table-cell table:style-name="Default" office:value-type="string">
            <text:p>Mean Num Interest Point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>
            <text:p>Original</text:p>
          </table:table-cell>
          <table:table-cell office:value-type="float" office:value="51.03">
            <text:p>51.03</text:p>
          </table:table-cell>
          <table:table-cell office:value-type="float" office:value="32.75">
            <text:p>32.75</text:p>
          </table:table-cell>
          <table:table-cell office:value-type="float" office:value="18.28">
            <text:p>18.28</text:p>
          </table:table-cell>
          <table:table-cell office:value-type="float" office:value="39.19">
            <text:p>39.19</text:p>
          </table:table-cell>
          <table:table-cell table:formula="of:=([.C92]/[.E92])" office:value-type="float" office:value="0.835672365399337">
            <text:p>0.836</text:p>
          </table:table-cell>
          <table:table-cell table:number-columns-repeated="7"/>
        </table:table-row>
        <table:table-row table:style-name="ro1">
          <table:table-cell office:value-type="string">
            <text:p>Left fluorescent Light Off</text:p>
          </table:table-cell>
          <table:table-cell office:value-type="float" office:value="22.25">
            <text:p>22.25</text:p>
          </table:table-cell>
          <table:table-cell office:value-type="float" office:value="15.99">
            <text:p>15.99</text:p>
          </table:table-cell>
          <table:table-cell office:value-type="float" office:value="6.26">
            <text:p>6.26</text:p>
          </table:table-cell>
          <table:table-cell office:value-type="float" office:value="20.83">
            <text:p>20.83</text:p>
          </table:table-cell>
          <table:table-cell table:formula="of:=([.C93]/[.E93])" office:value-type="float" office:value="0.767642822851656">
            <text:p>0.768</text:p>
          </table:table-cell>
          <table:table-cell table:number-columns-repeated="7"/>
        </table:table-row>
        <table:table-row table:style-name="ro1">
          <table:table-cell office:value-type="string">
            <text:p>Right fluorescent light and Main Lights off</text:p>
          </table:table-cell>
          <table:table-cell office:value-type="float" office:value="27.28">
            <text:p>27.28</text:p>
          </table:table-cell>
          <table:table-cell office:value-type="float" office:value="19.65">
            <text:p>19.65</text:p>
          </table:table-cell>
          <table:table-cell office:value-type="float" office:value="7.63">
            <text:p>7.63</text:p>
          </table:table-cell>
          <table:table-cell office:value-type="float" office:value="21.13">
            <text:p>21.13</text:p>
          </table:table-cell>
          <table:table-cell table:formula="of:=([.C94]/[.E94])" office:value-type="float" office:value="0.929957406530999">
            <text:p>0.930</text:p>
          </table:table-cell>
          <table:table-cell table:number-columns-repeated="7"/>
        </table:table-row>
        <table:table-row table:style-name="ro1">
          <table:table-cell office:value-type="string">
            <text:p>Both fluorescent Lights off</text:p>
          </table:table-cell>
          <table:table-cell office:value-type="float" office:value="22.95">
            <text:p>22.95</text:p>
          </table:table-cell>
          <table:table-cell office:value-type="float" office:value="16.65">
            <text:p>16.65</text:p>
          </table:table-cell>
          <table:table-cell office:value-type="float" office:value="6.3">
            <text:p>6.30</text:p>
          </table:table-cell>
          <table:table-cell office:value-type="float" office:value="29.85">
            <text:p>29.85</text:p>
          </table:table-cell>
          <table:table-cell table:formula="of:=([.C95]/[.E95])" office:value-type="float" office:value="0.557788944723618">
            <text:p>0.55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Original</text:p>
          </table:table-cell>
          <table:table-cell office:value-type="float" office:value="6.41">
            <text:p>6.41</text:p>
          </table:table-cell>
          <table:table-cell office:value-type="float" office:value="2.94">
            <text:p>2.94</text:p>
          </table:table-cell>
          <table:table-cell office:value-type="float" office:value="3.47">
            <text:p>3.47</text:p>
          </table:table-cell>
          <table:table-cell office:value-type="float" office:value="17.02">
            <text:p>17.02</text:p>
          </table:table-cell>
          <table:table-cell table:formula="of:=([.C97]/[.E97])" office:value-type="float" office:value="0.172737955346651">
            <text:p>0.173</text:p>
          </table:table-cell>
          <table:table-cell table:number-columns-repeated="7"/>
        </table:table-row>
        <table:table-row table:style-name="ro1">
          <table:table-cell office:value-type="string">
            <text:p>Left fluorescent Light Off</text:p>
          </table:table-cell>
          <table:table-cell office:value-type="float" office:value="2.17">
            <text:p>2.17</text:p>
          </table:table-cell>
          <table:table-cell office:value-type="float" office:value="0.83">
            <text:p>0.83</text:p>
          </table:table-cell>
          <table:table-cell office:value-type="float" office:value="1.33">
            <text:p>1.33</text:p>
          </table:table-cell>
          <table:table-cell office:value-type="float" office:value="22.12">
            <text:p>22.12</text:p>
          </table:table-cell>
          <table:table-cell table:formula="of:=([.C98]/[.E98])" office:value-type="float" office:value="0.0375226039783002">
            <text:p>0.038</text:p>
          </table:table-cell>
          <table:table-cell table:number-columns-repeated="7"/>
        </table:table-row>
        <table:table-row table:style-name="ro1">
          <table:table-cell office:value-type="string">
            <text:p>Right fluorescent light and Main Lights off</text:p>
          </table:table-cell>
          <table:table-cell office:value-type="float" office:value="2.63">
            <text:p>2.63</text:p>
          </table:table-cell>
          <table:table-cell office:value-type="float" office:value="1.23">
            <text:p>1.23</text:p>
          </table:table-cell>
          <table:table-cell office:value-type="float" office:value="1.4">
            <text:p>1.40</text:p>
          </table:table-cell>
          <table:table-cell office:value-type="float" office:value="21.34">
            <text:p>21.34</text:p>
          </table:table-cell>
          <table:table-cell table:formula="of:=([.C99]/[.E99])" office:value-type="float" office:value="0.0576382380506092">
            <text:p>0.058</text:p>
          </table:table-cell>
          <table:table-cell table:number-columns-repeated="7"/>
        </table:table-row>
        <table:table-row table:style-name="ro1">
          <table:table-cell office:value-type="string">
            <text:p>Both fluorescent Lights off</text:p>
          </table:table-cell>
          <table:table-cell office:value-type="float" office:value="4.07">
            <text:p>4.07</text:p>
          </table:table-cell>
          <table:table-cell office:value-type="float" office:value="1.93">
            <text:p>1.93</text:p>
          </table:table-cell>
          <table:table-cell office:value-type="float" office:value="2.14">
            <text:p>2.14</text:p>
          </table:table-cell>
          <table:table-cell office:value-type="float" office:value="31.35">
            <text:p>31.35</text:p>
          </table:table-cell>
          <table:table-cell table:formula="of:=([.C100]/[.E100])" office:value-type="float" office:value="0.0615629984051037">
            <text:p>0.062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ikon Camera Robocup</text:p>
          </table:table-cell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Nao only </text:p>
          </table:table-cell>
          <table:table-cell office:value-type="float" office:value="51.03">
            <text:p>51.03</text:p>
          </table:table-cell>
          <table:table-cell office:value-type="float" office:value="32.75">
            <text:p>32.75</text:p>
          </table:table-cell>
          <table:table-cell office:value-type="float" office:value="18.28">
            <text:p>18.28</text:p>
          </table:table-cell>
          <table:table-cell office:value-type="float" office:value="39.19">
            <text:p>39.19</text:p>
          </table:table-cell>
          <table:table-cell table:formula="of:=([.C106]/[.E106])" office:value-type="float" office:value="0.835672365399337">
            <text:p>0.836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18.43">
            <text:p>18.43</text:p>
          </table:table-cell>
          <table:table-cell office:value-type="float" office:value="11.73">
            <text:p>11.73</text:p>
          </table:table-cell>
          <table:table-cell office:value-type="float" office:value="6.7">
            <text:p>6.70</text:p>
          </table:table-cell>
          <table:table-cell office:value-type="float" office:value="28.6">
            <text:p>28.60</text:p>
          </table:table-cell>
          <table:table-cell table:formula="of:=([.C107]/[.E107])" office:value-type="float" office:value="0.41013986013986">
            <text:p>0.41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Nao only</text:p>
          </table:table-cell>
          <table:table-cell office:value-type="float" office:value="6.41">
            <text:p>6.41</text:p>
          </table:table-cell>
          <table:table-cell office:value-type="float" office:value="2.94">
            <text:p>2.94</text:p>
          </table:table-cell>
          <table:table-cell office:value-type="float" office:value="3.47">
            <text:p>3.47</text:p>
          </table:table-cell>
          <table:table-cell office:value-type="float" office:value="17.02">
            <text:p>17.02</text:p>
          </table:table-cell>
          <table:table-cell table:formula="of:=([.C109]/[.E109])" office:value-type="float" office:value="0.172737955346651">
            <text:p>0.173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1.81">
            <text:p>1.81</text:p>
          </table:table-cell>
          <table:table-cell office:value-type="float" office:value="0.85">
            <text:p>0.85</text:p>
          </table:table-cell>
          <table:table-cell office:value-type="float" office:value="0.96">
            <text:p>0.96</text:p>
          </table:table-cell>
          <table:table-cell office:value-type="float" office:value="34.11">
            <text:p>34.11</text:p>
          </table:table-cell>
          <table:table-cell table:formula="of:=([.C110]/[.E110])" office:value-type="float" office:value="0.0249193784813838">
            <text:p>0.025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ikon Camera Large Hall</text:p>
          </table:table-cell>
          <table:table-cell table:number-columns-repeated="12"/>
        </table:table-row>
        <table:table-row table:style-name="ro1">
          <table:table-cell office:value-type="string">
            <text:p>Method</text:p>
          </table:table-cell>
          <table:table-cell office:value-type="string">
            <text:p>Overlapping imag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Nao only</text:p>
          </table:table-cell>
          <table:table-cell office:value-type="float" office:value="96.88">
            <text:p>96.88</text:p>
          </table:table-cell>
          <table:table-cell office:value-type="float" office:value="78.65">
            <text:p>78.65</text:p>
          </table:table-cell>
          <table:table-cell office:value-type="float" office:value="18.23">
            <text:p>18.23</text:p>
          </table:table-cell>
          <table:table-cell office:value-type="float" office:value="98.38">
            <text:p>98.38</text:p>
          </table:table-cell>
          <table:table-cell table:formula="of:=([.C115]/[.E115])" office:value-type="float" office:value="0.79945110794877">
            <text:p>0.799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27.16">
            <text:p>27.16</text:p>
          </table:table-cell>
          <table:table-cell office:value-type="float" office:value="18.26">
            <text:p>18.26</text:p>
          </table:table-cell>
          <table:table-cell office:value-type="float" office:value="8.9">
            <text:p>8.90</text:p>
          </table:table-cell>
          <table:table-cell office:value-type="float" office:value="98.44">
            <text:p>98.44</text:p>
          </table:table-cell>
          <table:table-cell table:formula="of:=([.C116]/[.E116])" office:value-type="float" office:value="0.185493701747257">
            <text:p>0.185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Nao only</text:p>
          </table:table-cell>
          <table:table-cell office:value-type="float" office:value="7.55">
            <text:p>7.55</text:p>
          </table:table-cell>
          <table:table-cell office:value-type="float" office:value="3.5">
            <text:p>3.50</text:p>
          </table:table-cell>
          <table:table-cell office:value-type="float" office:value="4.05">
            <text:p>4.05</text:p>
          </table:table-cell>
          <table:table-cell office:value-type="float" office:value="110.76">
            <text:p>110.76</text:p>
          </table:table-cell>
          <table:table-cell table:formula="of:=([.C118]/[.E118])" office:value-type="float" office:value="0.0315998555435175">
            <text:p>0.032</text:p>
          </table:table-cell>
          <table:table-cell table:number-columns-repeated="7"/>
        </table:table-row>
        <table:table-row table:style-name="ro1">
          <table:table-cell office:value-type="string">
            <text:p>Nao and Nikon</text:p>
          </table:table-cell>
          <table:table-cell office:value-type="float" office:value="8.3">
            <text:p>8.30</text:p>
          </table:table-cell>
          <table:table-cell office:value-type="float" office:value="2.67">
            <text:p>2.67</text:p>
          </table:table-cell>
          <table:table-cell office:value-type="float" office:value="5.63">
            <text:p>5.63</text:p>
          </table:table-cell>
          <table:table-cell office:value-type="float" office:value="88.96">
            <text:p>88.96</text:p>
          </table:table-cell>
          <table:table-cell table:formula="of:=([.C119]/[.E119])" office:value-type="float" office:value="0.0300134892086331">
            <text:p>0.030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>
            <text:p>Google Street View</text:p>
          </table:table-cell>
          <table:table-cell table:number-columns-repeated="12"/>
        </table:table-row>
        <table:table-row table:style-name="ro1">
          <table:table-cell office:value-type="string">
            <text:p>Method (2-NN)</text:p>
          </table:table-cell>
          <table:table-cell office:value-type="string">
            <text:p>Overlapping image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otal Matches</text:p>
          </table:table-cell>
          <table:table-cell office:value-type="string">
            <text:p>Valid Matches</text:p>
          </table:table-cell>
          <table:table-cell office:value-type="string">
            <text:p>Invalid Matches</text:p>
          </table:table-cell>
          <table:table-cell office:value-type="string">
            <text:p>Mean Num Interest Points</text:p>
          </table:table-cell>
          <table:table-cell table:number-columns-repeated="8"/>
        </table:table-row>
        <table:table-row table:style-name="ro1">
          <table:table-cell office:value-type="string">
            <text:p>Street View </text:p>
          </table:table-cell>
          <table:table-cell office:value-type="float" office:value="160.39">
            <text:p>160.39</text:p>
          </table:table-cell>
          <table:table-cell office:value-type="float" office:value="73.85">
            <text:p>73.85</text:p>
          </table:table-cell>
          <table:table-cell office:value-type="float" office:value="86.54">
            <text:p>86.54</text:p>
          </table:table-cell>
          <table:table-cell office:value-type="float" office:value="154.88">
            <text:p>154.88</text:p>
          </table:table-cell>
          <table:table-cell table:formula="of:=([.C125]/[.E125])" office:value-type="float" office:value="0.47682076446281">
            <text:p>0.47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Non-overlapping images</text:p>
          </table:table-cell>
          <table:table-cell table:number-columns-repeated="11"/>
        </table:table-row>
        <table:table-row table:style-name="ro1">
          <table:table-cell office:value-type="string">
            <text:p>Street View</text:p>
          </table:table-cell>
          <table:table-cell office:value-type="float" office:value="28.21">
            <text:p>28.21</text:p>
          </table:table-cell>
          <table:table-cell office:value-type="float" office:value="11.5">
            <text:p>11.50</text:p>
          </table:table-cell>
          <table:table-cell office:value-type="float" office:value="16.71">
            <text:p>16.71</text:p>
          </table:table-cell>
          <table:table-cell office:value-type="float" office:value="153.01">
            <text:p>153.01</text:p>
          </table:table-cell>
          <table:table-cell table:formula="of:=([.C127]/[.E127])" office:value-type="float" office:value="0.0751584863734397">
            <text:p>0.075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heet2.J23" table:end-x="0.958cm" table:end-y="0.106cm" draw:z-index="1" draw:style-name="gr1" svg:width="20.488cm" svg:height="10.003cm" svg:x="0.793cm" svg:y="0cm">
              <draw:object draw:notify-on-update-of-ranges="Sheet1.A10:Sheet1.A14 Sheet1.D1:Sheet1.D1 Sheet1.E4:Sheet1.E8 Sheet1.E1:Sheet1.E1 Sheet1.E18:Sheet1.E21 Sheet2.L6:Sheet2.L6 Sheet2.L9:Sheet2.L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11"/>
          <table:table-cell office:value-type="string">
            <text:p>2-NN</text:p>
          </table:table-cell>
        </table:table-row>
        <table:table-row table:style-name="ro1">
          <table:table-cell table:number-columns-repeated="11"/>
          <table:table-cell office:value-type="string">
            <text:p>Radius Matching</text:p>
          </table:table-cell>
        </table:table-row>
        <table:table-row table:style-name="ro1">
          <table:table-cell table:number-columns-repeated="11"/>
          <table:table-cell office:value-type="string">
            <text:p>RANSAC</text:p>
          </table:table-cell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10"/>
          <table:table-cell>
            <draw:frame table:end-cell-address="Sheet2.T45" table:end-x="0.248cm" table:end-y="0.233cm" draw:z-index="2" draw:style-name="gr1" svg:width="20.421cm" svg:height="10.506cm" svg:x="0.15cm" svg:y="0.074cm">
              <draw:object draw:notify-on-update-of-ranges="Sheet1.A4:Sheet1.A8 Sheet1.D1:Sheet1.D1 Sheet1.B4:Sheet1.B8 Sheet1.E1:Sheet1.E1 Sheet1.B18:Sheet1.B21 Sheet2.L6:Sheet2.L6 Sheet2.L8:Sheet2.L1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>
            <draw:frame table:end-cell-address="Sheet2.J49" table:end-x="2.035cm" table:end-y="0.376cm" draw:z-index="0" draw:style-name="gr1" svg:width="21.291cm" svg:height="11.897cm" svg:x="1.067cm" svg:y="0.175cm">
              <draw:object draw:notify-on-update-of-ranges="Sheet1.A4:Sheet1.A8 Sheet1.D1:Sheet1.D1 Sheet1.C4:Sheet1.C8 Sheet1.E1:Sheet1.E1 Sheet1.C18:Sheet1.C21 Sheet2.L6:Sheet2.L6 Sheet2.L8:Sheet2.L12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1"/>
        </table:table-row>
        <table:table-row table:style-name="ro1" table:number-rows-repeated="21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Sheet2.S71" table:end-x="1.894cm" table:end-y="0.321cm" draw:z-index="3" draw:style-name="gr1" svg:width="21.01cm" svg:height="11.818cm" svg:x="1.207cm" svg:y="0.199cm">
              <draw:object draw:notify-on-update-of-ranges="Sheet1.A4:Sheet1.A8 Sheet1.D1:Sheet1.D1 Sheet1.F4:Sheet1.F8 Sheet1.E1:Sheet1.E1 Sheet1.F18:Sheet1.F21 Sheet2.L6:Sheet2.L6 Sheet2.L8:Sheet2.L1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>
            <draw:frame table:end-cell-address="Sheet2.J75" table:end-x="0.22cm" table:end-y="0.263cm" draw:z-index="4" draw:style-name="gr1" svg:width="20.543cm" svg:height="11.555cm" svg:x="0cm" svg:y="0.405cm">
              <draw:object draw:notify-on-update-of-ranges="Sheet1.A4:Sheet1.A8 Sheet1.D1:Sheet1.D1 Sheet1.C10:Sheet1.C14 Sheet1.E1:Sheet1.E1 Sheet1.C24:Sheet1.C27 Sheet2.L6:Sheet2.L6 Sheet2.L8:Sheet2.L1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1"/>
        </table:table-row>
      </table:table>
      <table:table table:name="Sheet3" table:style-name="ta1" table:print="false">
        <table:table-column table:style-name="co1" table:number-columns-repeated="12" table:default-cell-style-name="Default"/>
        <table:table-row table:style-name="ro1">
          <table:table-cell>
            <draw:frame table:end-cell-address="Sheet3.I25" table:end-x="1.433cm" table:end-y="0.293cm" draw:z-index="0" draw:style-name="gr1" svg:width="19.497cm" svg:height="10.963cm" svg:x="0.001cm" svg:y="0.126cm">
              <draw:object draw:notify-on-update-of-ranges="Sheet1.A4:Sheet1.A8 Sheet1.D1:Sheet1.D1 Sheet1.C33:Sheet1.C37 Sheet1.E1:Sheet1.E1 Sheet1.C47:Sheet1.C50 Sheet3.L3:Sheet3.L3 Sheet3.K1:Sheet3.K5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"/>
          <table:table-cell office:value-type="string">
            <text:p>2-NN</text:p>
          </table:table-cell>
        </table:table-row>
        <table:table-row table:style-name="ro1">
          <table:table-cell table:number-columns-repeated="11"/>
          <table:table-cell office:value-type="string">
            <text:p>Radius Matching</text:p>
          </table:table-cell>
        </table:table-row>
        <table:table-row table:style-name="ro1">
          <table:table-cell table:number-columns-repeated="11"/>
          <table:table-cell office:value-type="string">
            <text:p>RANSAC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>
            <draw:frame table:end-cell-address="Sheet3.R28" table:end-x="1.555cm" table:end-y="0.219cm" draw:z-index="1" draw:style-name="gr1" svg:width="20.488cm" svg:height="10.003cm" svg:x="1.39cm" svg:y="0.113cm">
              <draw:object draw:notify-on-update-of-ranges="Sheet1.A10:Sheet1.A14 Sheet1.D1:Sheet1.D1 Sheet1.E33:Sheet1.E37 Sheet1.E1:Sheet1.E1 Sheet1.E47:Sheet1.E50 Sheet3.L3:Sheet3.L3 Sheet3.N1:Sheet3.N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>
            <draw:frame table:end-cell-address="Sheet3.J52" table:end-x="0.687cm" table:end-y="0.069cm" draw:z-index="3" draw:style-name="gr1" svg:width="21.01cm" svg:height="11.818cm" svg:x="0cm" svg:y="0.398cm">
              <draw:object draw:notify-on-update-of-ranges="Sheet1.A4:Sheet1.A8 Sheet1.D1:Sheet1.D1 Sheet1.F33:Sheet1.F37 Sheet1.E1:Sheet1.E1 Sheet1.F47:Sheet1.F50 Sheet3.L3:Sheet3.L3 Sheet3.K1:Sheet3.K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>
            <draw:frame table:end-cell-address="Sheet3.S50" table:end-x="0.148cm" table:end-y="0.43cm" draw:z-index="2" draw:style-name="gr1" svg:width="20.421cm" svg:height="10.506cm" svg:x="0.05cm" svg:y="0.271cm">
              <draw:object draw:notify-on-update-of-ranges="Sheet1.A4:Sheet1.A8 Sheet1.D1:Sheet1.D1 Sheet1.B33:Sheet1.B37 Sheet1.E1:Sheet1.E1 Sheet1.B47:Sheet1.B50 Sheet3.L3:Sheet3.L3 Sheet3.R1:Sheet3.R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>
            <draw:frame table:end-cell-address="Sheet3.J78" table:end-x="0.741cm" table:end-y="0.166cm" draw:z-index="4" draw:style-name="gr1" svg:width="20.543cm" svg:height="11.555cm" svg:x="0.521cm" svg:y="0.307cm">
              <draw:object draw:notify-on-update-of-ranges="Sheet1.A4:Sheet1.A8 Sheet1.D1:Sheet1.D1 Sheet1.C39:Sheet1.C43 Sheet1.E1:Sheet1.E1 Sheet1.C53:Sheet1.C56 Sheet3.L3:Sheet3.L3 Sheet3.K1:Sheet3.K5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11"/>
        </table:table-row>
      </table:table>
      <table:table table:name="Sheet4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0"/>
          <table:table-cell office:value-type="string">
            <text:p>2-NN</text:p>
          </table:table-cell>
        </table:table-row>
        <table:table-row table:style-name="ro1">
          <table:table-cell table:number-columns-repeated="10"/>
          <table:table-cell office:value-type="string">
            <text:p>Radius Matching</text:p>
          </table:table-cell>
        </table:table-row>
        <table:table-row table:style-name="ro1">
          <table:table-cell table:number-columns-repeated="10"/>
          <table:table-cell office:value-type="string">
            <text:p>RANSAC</text:p>
          </table:table-cell>
        </table:table-row>
        <table:table-row table:style-name="ro1">
          <table:table-cell>
            <draw:frame table:end-cell-address="Sheet4.J28" table:end-x="0.316cm" table:end-y="0.342cm" draw:z-index="0" draw:style-name="gr1" svg:width="19.497cm" svg:height="10.963cm" svg:x="1.142cm" svg:y="0.176cm">
              <draw:object draw:notify-on-update-of-ranges="Sheet1.A4:Sheet1.A8 Sheet4.K1:Sheet4.K1 Sheet1.C62:Sheet1.C66 Sheet1.E1:Sheet1.E1 Sheet1.B77:Sheet1.B80 Sheet4.K3:Sheet4.K3 Sheet4.M1:Sheet4.M5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9"/>
          <table:table-cell>
            <draw:frame table:end-cell-address="Sheet4.S32" table:end-x="0.338cm" table:end-y="0.133cm" draw:z-index="1" draw:style-name="gr1" svg:width="20.488cm" svg:height="10.003cm" svg:x="0.173cm" svg:y="0.027cm">
              <draw:object draw:notify-on-update-of-ranges="Sheet1.A10:Sheet1.A14 Sheet1.D1:Sheet1.D1 Sheet1.E62:Sheet1.E66 Sheet1.E1:Sheet1.E1 Sheet1.E77:Sheet1.E80 Sheet4.K3:Sheet4.K3 Sheet4.P1:Sheet4.P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/>
        </table:table-row>
        <table:table-row table:style-name="ro1" table:number-rows-repeated="13">
          <table:table-cell table:number-columns-repeated="11"/>
        </table:table-row>
        <table:table-row table:style-name="ro1">
          <table:table-cell>
            <draw:frame table:end-cell-address="Sheet4.J50" table:end-x="0.687cm" table:end-y="0.122cm" draw:z-index="3" draw:style-name="gr1" svg:width="21.01cm" svg:height="11.818cm" svg:x="0cm" svg:y="0.001cm">
              <draw:object draw:notify-on-update-of-ranges="Sheet1.A4:Sheet1.A8 Sheet1.D1:Sheet1.D1 Sheet1.F62:Sheet1.F66 Sheet1.E1:Sheet1.E1 Sheet1.F77:Sheet1.F80 Sheet4.K3:Sheet4.K3 Sheet4.L1:Sheet4.L5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number-columns-repeated="9"/>
          <table:table-cell>
            <draw:frame table:end-cell-address="Sheet4.S55" table:end-x="1.935cm" table:end-y="0.185cm" draw:z-index="2" draw:style-name="gr1" svg:width="20.421cm" svg:height="10.506cm" svg:x="1.837cm" svg:y="0.026cm">
              <draw:object draw:notify-on-update-of-ranges="Sheet1.A4:Sheet1.A8 Sheet1.D1:Sheet1.D1 Sheet1.B62:Sheet1.B66 Sheet1.E1:Sheet1.E1 Sheet1.B77:Sheet1.B80 Sheet4.K3:Sheet4.K3 Sheet4.N1:Sheet4.N5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/>
        </table:table-row>
        <table:table-row table:style-name="ro1" table:number-rows-repeated="17">
          <table:table-cell table:number-columns-repeated="11"/>
        </table:table-row>
        <table:table-row table:style-name="ro1">
          <table:table-cell>
            <draw:frame table:end-cell-address="Sheet4.J75" table:end-x="1.312cm" table:end-y="0.335cm" draw:z-index="4" draw:style-name="gr1" svg:width="20.543cm" svg:height="11.555cm" svg:x="1.092cm" svg:y="0.027cm">
              <draw:object draw:notify-on-update-of-ranges="Sheet1.A4:Sheet1.A8 Sheet1.D1:Sheet1.D1 Sheet1.C68:Sheet1.C72 Sheet1.E1:Sheet1.E1 Sheet1.C83:Sheet1.C86 Sheet4.K3:Sheet4.K3 Sheet4.L1:Sheet4.L5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  <table:table-cell table:number-columns-repeated="10"/>
        </table:table-row>
      </table:table>
      <table:table table:name="Sheet5" table:style-name="ta1" table:print="false">
        <table:table-column table:style-name="co1" table:number-columns-repeated="11" table:default-cell-style-name="Default"/>
        <table:table-row table:style-name="ro1">
          <table:table-cell table:number-columns-repeated="10"/>
          <table:table-cell>
            <draw:frame table:end-cell-address="Sheet5.U27" table:end-x="1.266cm" table:end-y="0.101cm" draw:z-index="0" draw:style-name="gr1" svg:width="23.698cm" svg:height="11.797cm" svg:x="0.149cm" svg:y="0cm">
              <draw:object draw:notify-on-update-of-ranges="Sheet1.I3:Sheet1.K3 Sheet1.H4:Sheet1.H4 Sheet1.I4:Sheet1.K4 Sheet1.H5:Sheet1.H5 Sheet1.I5:Sheet1.K5 Sheet1.H6:Sheet1.H6 Sheet1.I6:Sheet1.K6 Sheet1.H7:Sheet1.H7 Sheet1.I7:Sheet1.K7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</table:table-row>
        <table:table-row table:style-name="ro1" table:number-rows-repeated="6">
          <table:table-cell table:number-columns-repeated="11"/>
        </table:table-row>
        <table:table-row table:style-name="ro1">
          <table:table-cell>
            <draw:frame table:end-cell-address="Sheet5.K33" table:end-x="0.795cm" table:end-y="0.327cm" draw:z-index="1" draw:style-name="gr1" svg:width="23.276cm" svg:height="11.297cm" svg:x="0.1cm" svg:y="0.276cm">
              <draw:object draw:notify-on-update-of-ranges="Sheet1.H4:Sheet1.H7 Sheet1.H1:Sheet1.H1 Sheet1.L4:Sheet1.L7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7"/>
          <table:table-cell>
            <draw:frame table:end-cell-address="Sheet5.O51" table:end-x="0.771cm" table:end-y="0.03cm" draw:z-index="3" draw:style-name="gr1" svg:width="16.005cm" svg:height="9.002cm" svg:x="0.573cm" svg:y="0.025cm">
              <draw:object draw:notify-on-update-of-ranges="Sheet1.I17:Sheet1.K17 Sheet1.H18:Sheet1.H18 Sheet1.I27:Sheet1.K27 Sheet1.H19:Sheet1.H19 Sheet1.I28:Sheet1.K28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>
            <draw:frame table:end-cell-address="Sheet5.H55" table:end-x="0.199cm" table:end-y="0.23cm" draw:z-index="2" draw:style-name="gr1" svg:width="16.005cm" svg:height="9.002cm" svg:x="0cm" svg:y="0.225cm">
              <draw:object draw:notify-on-update-of-ranges="Sheet1.I17:Sheet1.K17 Sheet1.H18:Sheet1.H18 Sheet1.I18:Sheet1.K18 Sheet1.H19:Sheet1.H19 Sheet1.I19:Sheet1.K19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8"/>
          <table:table-cell>
            <draw:frame table:end-cell-address="Sheet5.P73" table:end-x="1.408cm" table:end-y="0.203cm" draw:z-index="5" draw:style-name="gr1" svg:width="15.999cm" svg:height="8.999cm" svg:x="1.215cm" svg:y="0.201cm">
              <draw:object draw:notify-on-update-of-ranges="Sheet1.H18:Sheet1.H19 Sheet1.H15:Sheet1.H15 Sheet1.J30:Sheet1.J31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4">
          <table:table-cell table:number-columns-repeated="11"/>
        </table:table-row>
        <table:table-row table:style-name="ro1">
          <table:table-cell>
            <draw:frame table:end-cell-address="Sheet5.H78" table:end-x="0.193cm" table:end-y="0.052cm" draw:z-index="4" draw:style-name="gr1" svg:width="15.999cm" svg:height="8.999cm" svg:x="0cm" svg:y="0.05cm">
              <draw:object draw:notify-on-update-of-ranges="Sheet1.H18:Sheet1.H19 Sheet1.H15:Sheet1.H15 Sheet1.J21:Sheet1.J22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8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6" number:min-integer-digits="1"/>
    </number:number-style>
    <number:number-style style:name="N112">
      <number:number number:decimal-places="5" number:min-integer-digits="1"/>
    </number:number-style>
    <number:number-style style:name="N113">
      <number:number number:decimal-places="4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2" number:min-integer-digits="1"/>
    </number:number-style>
    <number:number-style style:name="N116">
      <number:number number:decimal-places="13" number:min-integer-digits="1"/>
    </number:number-style>
    <number:number-style style:name="N117">
      <number:number number:decimal-places="14" number:min-integer-digits="1"/>
    </number:number-style>
    <number:number-style style:name="N118">
      <number:number number:decimal-places="10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8">28/07/2012</text:date>, <text:time>16:4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ankowitz</meta:initial-creator>
    <meta:creation-date>2012-07-27T17:53:18</meta:creation-date>
    <dc:date>2012-07-28T16:46:44</dc:date>
    <dc:creator>Daniel Mankowitz</dc:creator>
    <meta:editing-duration>PT21H55M13S</meta:editing-duration>
    <meta:editing-cycles>99</meta:editing-cycles>
    <meta:generator>LibreOffice/3.3$Linux LibreOffice_project/330m19$Build-401</meta:generator>
    <meta:document-statistic meta:table-count="5" meta:cell-count="676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2.482cm" svg:y="0.295cm" chart:style-name="ch2">
          <text:p>The Mean Total Number of Matches for image pairs for each algorithm in the 
Main Robocup Datasets for each matching technique</text:p>
        </chart:title>
        <chart:legend chart:legend-position="end" svg:x="0.713cm" svg:y="0.812cm" chart:style-name="ch3"/>
        <chart:plot-area chart:style-name="ch4" table:cell-range-address="Sheet1.A4:Sheet1.B8 Sheet1.D1:Sheet1.E1 Sheet1.B18:Sheet1.B21 Sheet2.L6:Sheet2.L6 Sheet2.L8:Sheet2.L12" chart:data-source-has-labels="both" svg:x="1.419cm" svg:y="2.258cm" svg:width="14.812cm" svg:height="7.058cm">
          <chartooo:coordinate-region svg:x="2.702cm" svg:y="2.458cm" svg:width="13.529cm" svg:height="5.813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4:Sheet1.B8" chart:label-cell-address="Sheet1.D1:Sheet1.D1" chart:class="chart:bar">
            <chart:data-point chart:repeated="4"/>
            <chart:data-point chart:style-name="ch11"/>
          </chart:series>
          <chart:series chart:style-name="ch12" chart:values-cell-range-address="Sheet1.B18:Sheet1.B21" chart:label-cell-address="Sheet1.E1:Sheet1.E1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:Sheet1.D1</svg:desc>
                </draw:g>
              </table:table-cell>
              <table:table-cell office:value-type="string">
                <text:p>Radius Matching</text:p>
                <draw:g>
                  <svg:desc>Sheet1.E1:Sheet1.E1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4:Sheet1.A8</svg:desc>
                </draw:g>
              </table:table-cell>
              <table:table-cell office:value-type="float" office:value="175.56">
                <text:p>175.56</text:p>
                <draw:g>
                  <svg:desc>Sheet1.B4:Sheet1.B8</svg:desc>
                </draw:g>
              </table:table-cell>
              <table:table-cell office:value-type="float" office:value="99.96">
                <text:p>99.96</text:p>
                <draw:g>
                  <svg:desc>Sheet1.B18:Sheet1.B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75.63">
                <text:p>175.63</text:p>
              </table:table-cell>
              <table:table-cell office:value-type="float" office:value="255.84">
                <text:p>255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218.88">
                <text:p>218.88</text:p>
              </table:table-cell>
              <table:table-cell office:value-type="float" office:value="24.87">
                <text:p>24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35.76">
                <text:p>135.76</text:p>
              </table:table-cell>
              <table:table-cell office:value-type="float" office:value="51.03">
                <text:p>51.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5.85">
                <text:p>15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4.196cm" svg:y="0.366cm" chart:style-name="ch2">
          <text:p>The Mean Total Number of Valid Matches for 
Non-overlapping Images in The Office Environment Datasets</text:p>
        </chart:title>
        <chart:legend chart:legend-position="end" svg:x="0.812cm" svg:y="0.499cm" chart:style-name="ch3"/>
        <chart:plot-area chart:style-name="ch4" table:cell-range-address="Sheet1.A4:Sheet1.A8 Sheet1.D1:Sheet1.E1 Sheet1.C39:Sheet1.C43 Sheet1.C53:Sheet1.C56 Sheet3.L3:Sheet3.L3 Sheet3.K1:Sheet3.K5" chart:data-source-has-labels="both" svg:x="1.421cm" svg:y="2.342cm" svg:width="14.928cm" svg:height="8.002cm">
          <chartooo:coordinate-region svg:x="2.333cm" svg:y="2.541cm" svg:width="14.016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39:Sheet1.C43" chart:label-cell-address="Sheet1.D1:Sheet1.D1" chart:class="chart:bar">
            <chart:data-point chart:repeated="4"/>
            <chart:data-point chart:style-name="ch11"/>
          </chart:series>
          <chart:series chart:style-name="ch12" chart:values-cell-range-address="Sheet1.C53:Sheet1.C56" chart:label-cell-address="Sheet1.E1:Sheet1.E1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:Sheet1.D1</svg:desc>
                </draw:g>
              </table:table-cell>
              <table:table-cell office:value-type="string">
                <text:p>Radius Matching</text:p>
                <draw:g>
                  <svg:desc>Sheet1.E1:Sheet1.E1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4:Sheet1.A8</svg:desc>
                </draw:g>
              </table:table-cell>
              <table:table-cell office:value-type="float" office:value="0.92">
                <text:p>0.92</text:p>
                <draw:g>
                  <svg:desc>Sheet1.C39:Sheet1.C43</svg:desc>
                </draw:g>
              </table:table-cell>
              <table:table-cell office:value-type="float" office:value="0.85">
                <text:p>0.85</text:p>
                <draw:g>
                  <svg:desc>Sheet1.C53:Sheet1.C56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64">
                <text:p>0.64</text:p>
              </table:table-cell>
              <table:table-cell office:value-type="float" office:value="0.89">
                <text:p>0.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6.46">
                <text:p>6.46</text:p>
              </table:table-cell>
              <table:table-cell office:value-type="float" office:value="1.52">
                <text:p>1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72">
                <text:p>0.72</text:p>
              </table:table-cell>
              <table:table-cell office:value-type="float" office:value="1.27">
                <text:p>1.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98cm" svg:height="10.964cm" xlink:href=".." xlink:type="simple" chart:class="chart:bar" chart:style-name="ch1">
        <chart:title svg:x="4.837cm" svg:y="0.354cm" chart:style-name="ch2">
          <text:p>The Mean Total Number of Valid matches for 
image pairs the Large Hall Environment Datasets</text:p>
        </chart:title>
        <chart:legend chart:legend-position="end" svg:x="1.108cm" svg:y="0.525cm" chart:style-name="ch3"/>
        <chart:plot-area chart:style-name="ch4" table:cell-range-address="Sheet1.A4:Sheet1.A8 Sheet4.K1:Sheet4.K1 Sheet1.C62:Sheet1.C66 Sheet1.E1:Sheet1.E1 Sheet1.B77:Sheet1.B80 Sheet4.K3:Sheet4.K3 Sheet4.M1:Sheet4.M5" chart:data-source-has-labels="both" svg:x="1.4cm" svg:y="2.294cm" svg:width="13.945cm" svg:height="7.47cm">
          <chartooo:coordinate-region svg:x="2.683cm" svg:y="2.494cm" svg:width="12.662cm" svg:height="6.225cm"/>
          <chart:axis chart:dimension="x" chart:name="primary-x" chart:style-name="ch5">
            <chart:title svg:x="7.627cm" svg:y="9.983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51cm" chart:style-name="ch8">
              <text:p>Value</text:p>
            </chart:title>
            <chart:grid chart:style-name="ch9" chart:class="major"/>
          </chart:axis>
          <chart:series chart:style-name="ch10" chart:values-cell-range-address="Sheet1.C62:Sheet1.C66" chart:label-cell-address="Sheet4.K1:Sheet4.K1" chart:class="chart:bar">
            <chart:data-point chart:repeated="4"/>
            <chart:data-point chart:style-name="ch11"/>
          </chart:series>
          <chart:series chart:style-name="ch12" chart:values-cell-range-address="Sheet1.B77:Sheet1.B80" chart:label-cell-address="Sheet1.E1:Sheet1.E1" chart:class="chart:bar">
            <chart:data-point chart:repeated="4"/>
          </chart:series>
          <chart:series chart:style-name="ch13" chart:values-cell-range-address="Sheet4.M1:Sheet4.M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4.K1:Sheet4.K1</svg:desc>
                </draw:g>
              </table:table-cell>
              <table:table-cell office:value-type="string">
                <text:p>Radius Matching</text:p>
                <draw:g>
                  <svg:desc>Sheet1.E1:Sheet1.E1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4:Sheet1.A8</svg:desc>
                </draw:g>
              </table:table-cell>
              <table:table-cell office:value-type="float" office:value="241.26">
                <text:p>241.26</text:p>
                <draw:g>
                  <svg:desc>Sheet1.C62:Sheet1.C66</svg:desc>
                </draw:g>
              </table:table-cell>
              <table:table-cell office:value-type="float" office:value="62.67">
                <text:p>62.67</text:p>
                <draw:g>
                  <svg:desc>Sheet1.B77:Sheet1.B80</svg:desc>
                </draw:g>
              </table:table-cell>
              <table:table-cell office:value-type="float" office:value="NaN">
                <text:p>NaN</text:p>
                <draw:g>
                  <svg:desc>Sheet4.M1:Sheet4.M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88.24">
                <text:p>188.24</text:p>
              </table:table-cell>
              <table:table-cell office:value-type="float" office:value="43.24">
                <text:p>43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90.08">
                <text:p>190.08</text:p>
              </table:table-cell>
              <table:table-cell office:value-type="float" office:value="155.56">
                <text:p>155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90.25">
                <text:p>190.25</text:p>
              </table:table-cell>
              <table:table-cell office:value-type="float" office:value="96.88">
                <text:p>96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Large Hall Environment Datasets</text:p>
        </chart:title>
        <chart:legend chart:legend-position="end" svg:x="0.785cm" svg:y="0.39cm" chart:style-name="ch3"/>
        <chart:plot-area chart:style-name="ch4" table:cell-range-address="Sheet1.A10:Sheet1.A14 Sheet1.D1:Sheet1.E1 Sheet1.E62:Sheet1.E66 Sheet1.E77:Sheet1.E80 Sheet4.K3:Sheet4.K3 Sheet4.P1:Sheet4.P5" chart:data-source-has-labels="both" svg:x="1.42cm" svg:y="2.218cm" svg:width="14.876cm" svg:height="6.605cm">
          <chartooo:coordinate-region svg:x="2.703cm" svg:y="2.418cm" svg:width="13.593cm" svg:height="5.36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0:Sheet1.A14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E62:Sheet1.E66" chart:label-cell-address="Sheet1.D1:Sheet1.D1" chart:class="chart:bar">
            <chart:data-point chart:repeated="4"/>
            <chart:data-point chart:style-name="ch11"/>
          </chart:series>
          <chart:series chart:style-name="ch12" chart:values-cell-range-address="Sheet1.E77:Sheet1.E80" chart:label-cell-address="Sheet1.E1:Sheet1.E1" chart:class="chart:bar">
            <chart:data-point chart:repeated="4"/>
          </chart:series>
          <chart:series chart:style-name="ch13" chart:values-cell-range-address="Sheet4.P1:Sheet4.P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:Sheet1.D1</svg:desc>
                </draw:g>
              </table:table-cell>
              <table:table-cell office:value-type="string">
                <text:p>Radius Matching</text:p>
                <draw:g>
                  <svg:desc>Sheet1.E1:Sheet1.E1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0:Sheet1.A14</svg:desc>
                </draw:g>
              </table:table-cell>
              <table:table-cell office:value-type="float" office:value="556.07">
                <text:p>556.07</text:p>
                <draw:g>
                  <svg:desc>Sheet1.E62:Sheet1.E66</svg:desc>
                </draw:g>
              </table:table-cell>
              <table:table-cell office:value-type="float" office:value="93.24">
                <text:p>93.24</text:p>
                <draw:g>
                  <svg:desc>Sheet1.E77:Sheet1.E80</svg:desc>
                </draw:g>
              </table:table-cell>
              <table:table-cell office:value-type="float" office:value="NaN">
                <text:p>NaN</text:p>
                <draw:g>
                  <svg:desc>Sheet4.P1:Sheet4.P5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559.51">
                <text:p>559.51</text:p>
              </table:table-cell>
              <table:table-cell office:value-type="float" office:value="72.76">
                <text:p>72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622.58">
                <text:p>622.58</text:p>
              </table:table-cell>
              <table:table-cell office:value-type="float" office:value="149.44">
                <text:p>149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418.12">
                <text:p>418.12</text:p>
              </table:table-cell>
              <table:table-cell office:value-type="float" office:value="98.38">
                <text:p>98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2.18">
                <text:p>62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4.651cm" svg:y="0.345cm" chart:style-name="ch2">
          <text:p>The Mean Total Number of Matches for image pairs for 
each algorithm in the Large Hall Environment Datasets</text:p>
        </chart:title>
        <chart:legend chart:legend-position="end" svg:x="1.035cm" svg:y="0.538cm" chart:style-name="ch3"/>
        <chart:plot-area chart:style-name="ch4" table:cell-range-address="Sheet1.A4:Sheet1.A8 Sheet1.D1:Sheet1.E1 Sheet1.B62:Sheet1.B66 Sheet1.B77:Sheet1.B80 Sheet4.K3:Sheet4.K3 Sheet4.N1:Sheet4.N5" chart:data-source-has-labels="both" svg:x="1.419cm" svg:y="2.258cm" svg:width="14.812cm" svg:height="7.058cm">
          <chartooo:coordinate-region svg:x="2.887cm" svg:y="2.458cm" svg:width="13.344cm" svg:height="5.813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62:Sheet1.B66" chart:label-cell-address="Sheet1.D1:Sheet1.D1" chart:class="chart:bar">
            <chart:data-point chart:repeated="4"/>
            <chart:data-point chart:style-name="ch11"/>
          </chart:series>
          <chart:series chart:style-name="ch12" chart:values-cell-range-address="Sheet1.B77:Sheet1.B80" chart:label-cell-address="Sheet1.E1:Sheet1.E1" chart:class="chart:bar">
            <chart:data-point chart:repeated="4"/>
          </chart:series>
          <chart:series chart:style-name="ch13" chart:values-cell-range-address="Sheet4.N1:Sheet4.N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:Sheet1.D1</svg:desc>
                </draw:g>
              </table:table-cell>
              <table:table-cell office:value-type="string">
                <text:p>Radius Matching</text:p>
                <draw:g>
                  <svg:desc>Sheet1.E1:Sheet1.E1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4:Sheet1.A8</svg:desc>
                </draw:g>
              </table:table-cell>
              <table:table-cell office:value-type="float" office:value="1112.13">
                <text:p>1112.13</text:p>
                <draw:g>
                  <svg:desc>Sheet1.B62:Sheet1.B66</svg:desc>
                </draw:g>
              </table:table-cell>
              <table:table-cell office:value-type="float" office:value="62.67">
                <text:p>62.67</text:p>
                <draw:g>
                  <svg:desc>Sheet1.B77:Sheet1.B80</svg:desc>
                </draw:g>
              </table:table-cell>
              <table:table-cell office:value-type="float" office:value="NaN">
                <text:p>NaN</text:p>
                <draw:g>
                  <svg:desc>Sheet4.N1:Sheet4.N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119.02">
                <text:p>1119.02</text:p>
              </table:table-cell>
              <table:table-cell office:value-type="float" office:value="43.24">
                <text:p>43.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245.15">
                <text:p>1245.15</text:p>
              </table:table-cell>
              <table:table-cell office:value-type="float" office:value="155.56">
                <text:p>155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836.25">
                <text:p>836.25</text:p>
              </table:table-cell>
              <table:table-cell office:value-type="float" office:value="96.88">
                <text:p>96.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24.7">
                <text:p>2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107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4.336cm" svg:y="0.371cm" chart:style-name="ch2">
          <text:p>The Mean Ratio of Number of Valid Matches to the 
Number of Keypoints for the Large Hall Environment Datasets</text:p>
        </chart:title>
        <chart:legend chart:legend-position="end" svg:x="1.01cm" svg:y="0.451cm" chart:style-name="ch3"/>
        <chart:plot-area chart:style-name="ch4" table:cell-range-address="Sheet1.A4:Sheet1.A8 Sheet1.D1:Sheet1.E1 Sheet1.F62:Sheet1.F66 Sheet1.F77:Sheet1.F80 Sheet4.K3:Sheet4.K3 Sheet4.L1:Sheet4.L5" chart:data-source-has-labels="both" svg:x="1.431cm" svg:y="2.362cm" svg:width="15.365cm" svg:height="8.24cm">
          <chartooo:coordinate-region svg:x="2.529cm" svg:y="2.562cm" svg:width="14.267cm" svg:height="6.995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F62:Sheet1.F66" chart:label-cell-address="Sheet1.D1:Sheet1.D1" chart:class="chart:bar">
            <chart:data-point chart:repeated="4"/>
            <chart:data-point chart:style-name="ch11"/>
          </chart:series>
          <chart:series chart:style-name="ch12" chart:values-cell-range-address="Sheet1.F77:Sheet1.F80" chart:label-cell-address="Sheet1.E1:Sheet1.E1" chart:class="chart:bar">
            <chart:data-point chart:repeated="4"/>
          </chart:series>
          <chart:series chart:style-name="ch13" chart:values-cell-range-address="Sheet4.L1:Sheet4.L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:Sheet1.D1</svg:desc>
                </draw:g>
              </table:table-cell>
              <table:table-cell office:value-type="string">
                <text:p>Radius Matching</text:p>
                <draw:g>
                  <svg:desc>Sheet1.E1:Sheet1.E1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4:Sheet1.A8</svg:desc>
                </draw:g>
              </table:table-cell>
              <table:table-cell office:value-type="float" office:value="0.433866239861888">
                <text:p>0.433866239861888</text:p>
                <draw:g>
                  <svg:desc>Sheet1.F62:Sheet1.F66</svg:desc>
                </draw:g>
              </table:table-cell>
              <table:table-cell office:value-type="float" office:value="0.521235521235521">
                <text:p>0.521235521235521</text:p>
                <draw:g>
                  <svg:desc>Sheet1.F77:Sheet1.F80</svg:desc>
                </draw:g>
              </table:table-cell>
              <table:table-cell office:value-type="float" office:value="NaN">
                <text:p>NaN</text:p>
                <draw:g>
                  <svg:desc>Sheet4.L1:Sheet4.L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336437239727619">
                <text:p>0.336437239727619</text:p>
              </table:table-cell>
              <table:table-cell office:value-type="float" office:value="0.481858163826278">
                <text:p>0.481858163826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0.305310160943172">
                <text:p>0.305310160943172</text:p>
              </table:table-cell>
              <table:table-cell office:value-type="float" office:value="0.817518736616702">
                <text:p>0.817518736616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455012914952645">
                <text:p>0.455012914952645</text:p>
              </table:table-cell>
              <table:table-cell office:value-type="float" office:value="0.79945110794877">
                <text:p>0.79945110794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0.271791572853007">
                <text:p>0.271791572853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3.812cm" svg:y="0.366cm" chart:style-name="ch2">
          <text:p>The Mean Total Number of Valid Matches for 
Non-overlapping Images in The Large Hall Environment Datasets</text:p>
        </chart:title>
        <chart:legend chart:legend-position="end" svg:x="0.613cm" svg:y="0.789cm" chart:style-name="ch3"/>
        <chart:plot-area chart:style-name="ch4" table:cell-range-address="Sheet1.A4:Sheet1.A8 Sheet1.D1:Sheet1.E1 Sheet1.C68:Sheet1.C72 Sheet1.C83:Sheet1.C86 Sheet4.K3:Sheet4.K3 Sheet4.L1:Sheet4.L5" chart:data-source-has-labels="both" svg:x="1.421cm" svg:y="2.342cm" svg:width="14.928cm" svg:height="8.002cm">
          <chartooo:coordinate-region svg:x="2.519cm" svg:y="2.541cm" svg:width="13.83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68:Sheet1.C72" chart:label-cell-address="Sheet1.D1:Sheet1.D1" chart:class="chart:bar">
            <chart:data-point chart:repeated="4"/>
            <chart:data-point chart:style-name="ch11"/>
          </chart:series>
          <chart:series chart:style-name="ch12" chart:values-cell-range-address="Sheet1.C83:Sheet1.C86" chart:label-cell-address="Sheet1.E1:Sheet1.E1" chart:class="chart:bar">
            <chart:data-point chart:repeated="4"/>
          </chart:series>
          <chart:series chart:style-name="ch13" chart:values-cell-range-address="Sheet4.L1:Sheet4.L5" chart:label-cell-address="Sheet4.K3:Sheet4.K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:Sheet1.D1</svg:desc>
                </draw:g>
              </table:table-cell>
              <table:table-cell office:value-type="string">
                <text:p>Radius Matching</text:p>
                <draw:g>
                  <svg:desc>Sheet1.E1:Sheet1.E1</svg:desc>
                </draw:g>
              </table:table-cell>
              <table:table-cell office:value-type="string">
                <text:p>RANSAC</text:p>
                <draw:g>
                  <svg:desc>Sheet4.K3:Sheet4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4:Sheet1.A8</svg:desc>
                </draw:g>
              </table:table-cell>
              <table:table-cell office:value-type="float" office:value="2.36">
                <text:p>2.36</text:p>
                <draw:g>
                  <svg:desc>Sheet1.C68:Sheet1.C72</svg:desc>
                </draw:g>
              </table:table-cell>
              <table:table-cell office:value-type="float" office:value="2.82">
                <text:p>2.82</text:p>
                <draw:g>
                  <svg:desc>Sheet1.C83:Sheet1.C86</svg:desc>
                </draw:g>
              </table:table-cell>
              <table:table-cell office:value-type="float" office:value="NaN">
                <text:p>NaN</text:p>
                <draw:g>
                  <svg:desc>Sheet4.L1:Sheet4.L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.58">
                <text:p>1.58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1.93">
                <text:p>11.93</text:p>
              </table:table-cell>
              <table:table-cell office:value-type="float" office:value="6.29">
                <text:p>6.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.19">
                <text:p>2.1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7.39">
                <text:p>7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data-label-number="value" chart:data-label-text="false" chart:data-label-symbol="fals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699cm" svg:height="11.798cm" xlink:href=".." xlink:type="simple" chart:class="chart:bar" chart:style-name="ch1">
        <chart:title svg:x="5.264cm" svg:y="0.096cm" chart:style-name="ch2">
          <text:p>Comparing the matching and interest point 
performance under varying illumination</text:p>
        </chart:title>
        <chart:legend chart:legend-position="end" svg:x="0.273cm" svg:y="0.362cm" chart:style-name="ch3"/>
        <chart:plot-area chart:style-name="ch4" table:cell-range-address="Sheet1.H3:Sheet1.K7" chart:data-source-has-labels="both" svg:x="1.482cm" svg:y="2.355cm" svg:width="18.249cm" svg:height="8.222cm">
          <chartooo:coordinate-region svg:x="2.58cm" svg:y="2.555cm" svg:width="17.151cm" svg:height="7.375cm"/>
          <chart:axis chart:dimension="x" chart:name="primary-x" chart:style-name="ch5">
            <chart:title svg:x="9.993cm" svg:y="10.812cm" chart:style-name="ch6">
              <text:p>Statistic</text:p>
            </chart:title>
            <chart:categories table:cell-range-address="Sheet1.I3:Sheet1.K3"/>
          </chart:axis>
          <chart:axis chart:dimension="y" chart:name="primary-y" chart:style-name="ch7">
            <chart:title svg:x="0.449cm" svg:y="6.947cm" chart:style-name="ch8">
              <text:p>Value</text:p>
            </chart:title>
            <chart:grid chart:style-name="ch9" chart:class="major"/>
          </chart:axis>
          <chart:series chart:style-name="ch10" chart:values-cell-range-address="Sheet1.I4:Sheet1.K4" chart:label-cell-address="Sheet1.H4:Sheet1.H4" chart:class="chart:bar">
            <chart:data-point chart:repeated="3"/>
          </chart:series>
          <chart:series chart:style-name="ch11" chart:values-cell-range-address="Sheet1.I5:Sheet1.K5" chart:label-cell-address="Sheet1.H5:Sheet1.H5" chart:class="chart:bar">
            <chart:data-point chart:repeated="3"/>
          </chart:series>
          <chart:series chart:style-name="ch12" chart:values-cell-range-address="Sheet1.I6:Sheet1.K6" chart:label-cell-address="Sheet1.H6:Sheet1.H6" chart:class="chart:bar">
            <chart:data-point chart:repeated="3"/>
          </chart:series>
          <chart:series chart:style-name="ch13" chart:values-cell-range-address="Sheet1.I7:Sheet1.K7" chart:label-cell-address="Sheet1.H7:Sheet1.H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I3:Sheet1.K3</svg:desc>
                </draw:g>
              </table:table-cell>
              <table:table-cell office:value-type="string">
                <text:p>Valid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H4:Sheet1.H4</svg:desc>
                </draw:g>
              </table:table-cell>
              <table:table-cell office:value-type="float" office:value="51.03">
                <text:p>51.03</text:p>
                <draw:g>
                  <svg:desc>Sheet1.I4:Sheet1.K4</svg:desc>
                </draw:g>
              </table:table-cell>
              <table:table-cell office:value-type="float" office:value="32.75">
                <text:p>32.75</text:p>
              </table:table-cell>
              <table:table-cell office:value-type="float" office:value="39.19">
                <text:p>39.19</text:p>
              </table:table-cell>
            </table:table-row>
            <table:table-row>
              <table:table-cell office:value-type="string">
                <text:p>Left fluorescent Light Off</text:p>
                <draw:g>
                  <svg:desc>Sheet1.H5:Sheet1.H5</svg:desc>
                </draw:g>
              </table:table-cell>
              <table:table-cell office:value-type="float" office:value="22.25">
                <text:p>22.25</text:p>
                <draw:g>
                  <svg:desc>Sheet1.I5:Sheet1.K5</svg:desc>
                </draw:g>
              </table:table-cell>
              <table:table-cell office:value-type="float" office:value="15.99">
                <text:p>15.99</text:p>
              </table:table-cell>
              <table:table-cell office:value-type="float" office:value="20.83">
                <text:p>20.83</text:p>
              </table:table-cell>
            </table:table-row>
            <table:table-row>
              <table:table-cell office:value-type="string">
                <text:p>Right fluorescent light and Main Lights off</text:p>
                <draw:g>
                  <svg:desc>Sheet1.H6:Sheet1.H6</svg:desc>
                </draw:g>
              </table:table-cell>
              <table:table-cell office:value-type="float" office:value="27.28">
                <text:p>27.28</text:p>
                <draw:g>
                  <svg:desc>Sheet1.I6:Sheet1.K6</svg:desc>
                </draw:g>
              </table:table-cell>
              <table:table-cell office:value-type="float" office:value="19.65">
                <text:p>19.65</text:p>
              </table:table-cell>
              <table:table-cell office:value-type="float" office:value="21.13">
                <text:p>21.13</text:p>
              </table:table-cell>
            </table:table-row>
            <table:table-row>
              <table:table-cell office:value-type="string">
                <text:p>Both fluorescent Lights off</text:p>
                <draw:g>
                  <svg:desc>Sheet1.H7:Sheet1.H7</svg:desc>
                </draw:g>
              </table:table-cell>
              <table:table-cell office:value-type="float" office:value="22.95">
                <text:p>22.95</text:p>
                <draw:g>
                  <svg:desc>Sheet1.I7:Sheet1.K7</svg:desc>
                </draw:g>
              </table:table-cell>
              <table:table-cell office:value-type="float" office:value="16.65">
                <text:p>16.65</text:p>
              </table:table-cell>
              <table:table-cell office:value-type="float" office:value="29.85">
                <text:p>29.8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77cm" svg:height="11.298cm" xlink:href=".." xlink:type="simple" chart:class="chart:bar" chart:style-name="ch1">
        <chart:title svg:x="7.07cm" svg:y="0.36cm" chart:style-name="ch2">
          <text:p>The Ratio of Valid Matches to Interest Points 
under Varying Lighting Conditions</text:p>
        </chart:title>
        <chart:legend chart:legend-position="end" svg:x="20.007cm" svg:y="5.354cm" chart:style-name="ch3"/>
        <chart:plot-area chart:style-name="ch4" table:cell-range-address="Sheet1.H4:Sheet1.H7 Sheet1.H1:Sheet1.H1 Sheet1.L4:Sheet1.L7" chart:data-source-has-labels="both" svg:x="1.476cm" svg:y="2.318cm" svg:width="17.601cm" svg:height="7.774cm">
          <chartooo:coordinate-region svg:x="2.574cm" svg:y="2.517cm" svg:width="16.379cm" svg:height="6.53cm"/>
          <chart:axis chart:dimension="x" chart:name="primary-x" chart:style-name="ch5">
            <chart:title svg:x="8.896cm" svg:y="10.317cm" chart:style-name="ch6">
              <text:p>Lighting Condition</text:p>
            </chart:title>
            <chart:categories table:cell-range-address="Sheet1.H4:Sheet1.H7"/>
          </chart:axis>
          <chart:axis chart:dimension="y" chart:name="primary-y" chart:style-name="ch7">
            <chart:title svg:x="0.451cm" svg:y="7.082cm" chart:style-name="ch8">
              <text:p>Ratio value</text:p>
            </chart:title>
            <chart:grid chart:style-name="ch9" chart:class="major"/>
          </chart:axis>
          <chart:series chart:style-name="ch10" chart:values-cell-range-address="Sheet1.L4:Sheet1.L7" chart:label-cell-address="Sheet1.H1:Sheet1.H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rying Lighting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iginal</text:p>
                <draw:g>
                  <svg:desc>Sheet1.H4:Sheet1.H7</svg:desc>
                </draw:g>
              </table:table-cell>
              <table:table-cell office:value-type="float" office:value="0.835672365399337">
                <text:p>0.835672365399337</text:p>
                <draw:g>
                  <svg:desc>Sheet1.L4:Sheet1.L7</svg:desc>
                </draw:g>
              </table:table-cell>
            </table:table-row>
            <table:table-row>
              <table:table-cell office:value-type="string">
                <text:p>Left fluorescent Light Off</text:p>
              </table:table-cell>
              <table:table-cell office:value-type="float" office:value="0.767642822851656">
                <text:p>0.767642822851656</text:p>
              </table:table-cell>
            </table:table-row>
            <table:table-row>
              <table:table-cell office:value-type="string">
                <text:p>Right fluorescent light and Main Lights off</text:p>
              </table:table-cell>
              <table:table-cell office:value-type="float" office:value="0.929957406530999">
                <text:p>0.929957406530999</text:p>
              </table:table-cell>
            </table:table-row>
            <table:table-row>
              <table:table-cell office:value-type="string">
                <text:p>Both fluorescent Lights off</text:p>
              </table:table-cell>
              <table:table-cell office:value-type="float" office:value="0.557788944723618">
                <text:p>0.55778894472361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3cm" xlink:href=".." xlink:type="simple" chart:class="chart:bar" chart:style-name="ch1">
        <chart:title svg:x="1.887cm" svg:y="0.315cm" chart:style-name="ch2">
          <text:p>Statistics for Matching comparing Nao-only images and 
Nikon camera and Nao images for the Main Robocup Dataset</text:p>
        </chart:title>
        <chart:legend chart:legend-position="end" svg:x="12.947cm" svg:y="3.981cm" chart:style-name="ch3"/>
        <chart:plot-area chart:style-name="ch4" table:cell-range-address="Sheet1.H17:Sheet1.K19" chart:data-source-has-labels="both" svg:x="1.331cm" svg:y="2.138cm" svg:width="10.977cm" svg:height="5.704cm">
          <chartooo:coordinate-region svg:x="2.429cm" svg:y="2.337cm" svg:width="9.879cm" svg:height="4.858cm"/>
          <chart:axis chart:dimension="x" chart:name="primary-x" chart:style-name="ch5">
            <chart:title svg:x="6.127cm" svg:y="8.022cm" chart:style-name="ch6">
              <text:p>Statistics</text:p>
            </chart:title>
            <chart:categories table:cell-range-address="Sheet1.I17:Sheet1.K17"/>
          </chart:axis>
          <chart:axis chart:dimension="y" chart:name="primary-y" chart:style-name="ch7">
            <chart:title svg:x="0.451cm" svg:y="5.471cm" chart:style-name="ch8">
              <text:p>Value</text:p>
            </chart:title>
            <chart:grid chart:style-name="ch9" chart:class="major"/>
          </chart:axis>
          <chart:series chart:style-name="ch10" chart:values-cell-range-address="Sheet1.I18:Sheet1.K18" chart:label-cell-address="Sheet1.H18:Sheet1.H18" chart:class="chart:bar">
            <chart:data-point chart:repeated="3"/>
          </chart:series>
          <chart:series chart:style-name="ch11" chart:values-cell-range-address="Sheet1.I19:Sheet1.K19" chart:label-cell-address="Sheet1.H19:Sheet1.H1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I17:Sheet1.K17</svg:desc>
                </draw:g>
              </table:table-cell>
              <table:table-cell office:value-type="string">
                <text:p>Valid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H18:Sheet1.H18</svg:desc>
                </draw:g>
              </table:table-cell>
              <table:table-cell office:value-type="float" office:value="51.03">
                <text:p>51.03</text:p>
                <draw:g>
                  <svg:desc>Sheet1.I18:Sheet1.K18</svg:desc>
                </draw:g>
              </table:table-cell>
              <table:table-cell office:value-type="float" office:value="32.75">
                <text:p>32.75</text:p>
              </table:table-cell>
              <table:table-cell office:value-type="float" office:value="39.19">
                <text:p>39.19</text:p>
              </table:table-cell>
            </table:table-row>
            <table:table-row>
              <table:table-cell office:value-type="string">
                <text:p>Nao and Nikon</text:p>
                <draw:g>
                  <svg:desc>Sheet1.H19:Sheet1.H19</svg:desc>
                </draw:g>
              </table:table-cell>
              <table:table-cell office:value-type="float" office:value="18.43">
                <text:p>18.43</text:p>
                <draw:g>
                  <svg:desc>Sheet1.I19:Sheet1.K19</svg:desc>
                </draw:g>
              </table:table-cell>
              <table:table-cell office:value-type="float" office:value="11.73">
                <text:p>11.73</text:p>
              </table:table-cell>
              <table:table-cell office:value-type="float" office:value="28.6">
                <text:p>28.6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03cm" xlink:href=".." xlink:type="simple" chart:class="chart:bar" chart:style-name="ch1">
        <chart:title svg:x="2.165cm" svg:y="0.315cm" chart:style-name="ch2">
          <text:p>Statistics for Matching comparing Nao-only images and 
Nikon camera and Nao images for the Large Hall Datasets</text:p>
        </chart:title>
        <chart:legend chart:legend-position="end" svg:x="12.947cm" svg:y="3.981cm" chart:style-name="ch3"/>
        <chart:plot-area chart:style-name="ch4" table:cell-range-address="Sheet1.I17:Sheet1.K17 Sheet1.H18:Sheet1.H19 Sheet1.I27:Sheet1.K28" chart:data-source-has-labels="both" svg:x="1.331cm" svg:y="2.138cm" svg:width="10.977cm" svg:height="5.704cm">
          <chartooo:coordinate-region svg:x="2.614cm" svg:y="2.337cm" svg:width="9.694cm" svg:height="4.858cm"/>
          <chart:axis chart:dimension="x" chart:name="primary-x" chart:style-name="ch5">
            <chart:title svg:x="6.127cm" svg:y="8.022cm" chart:style-name="ch6">
              <text:p>Statistics</text:p>
            </chart:title>
            <chart:categories table:cell-range-address="Sheet1.I17:Sheet1.K17"/>
          </chart:axis>
          <chart:axis chart:dimension="y" chart:name="primary-y" chart:style-name="ch7">
            <chart:title svg:x="0.451cm" svg:y="5.471cm" chart:style-name="ch8">
              <text:p>Value</text:p>
            </chart:title>
            <chart:grid chart:style-name="ch9" chart:class="major"/>
          </chart:axis>
          <chart:series chart:style-name="ch10" chart:values-cell-range-address="Sheet1.I27:Sheet1.K27" chart:label-cell-address="Sheet1.H18:Sheet1.H18" chart:class="chart:bar">
            <chart:data-point chart:repeated="3"/>
          </chart:series>
          <chart:series chart:style-name="ch11" chart:values-cell-range-address="Sheet1.I28:Sheet1.K28" chart:label-cell-address="Sheet1.H19:Sheet1.H1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Matches</text:p>
                <draw:g>
                  <svg:desc>Sheet1.I17:Sheet1.K17</svg:desc>
                </draw:g>
              </table:table-cell>
              <table:table-cell office:value-type="string">
                <text:p>Valid Matches</text:p>
              </table:table-cell>
              <table:table-cell office:value-type="string">
                <text:p>Interest Points</text:p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H18:Sheet1.H18</svg:desc>
                </draw:g>
              </table:table-cell>
              <table:table-cell office:value-type="float" office:value="96.88">
                <text:p>96.88</text:p>
                <draw:g>
                  <svg:desc>Sheet1.I27:Sheet1.K27</svg:desc>
                </draw:g>
              </table:table-cell>
              <table:table-cell office:value-type="float" office:value="78.65">
                <text:p>78.65</text:p>
              </table:table-cell>
              <table:table-cell office:value-type="float" office:value="98.38">
                <text:p>98.38</text:p>
              </table:table-cell>
            </table:table-row>
            <table:table-row>
              <table:table-cell office:value-type="string">
                <text:p>Nao and Nikon</text:p>
                <draw:g>
                  <svg:desc>Sheet1.H19:Sheet1.H19</svg:desc>
                </draw:g>
              </table:table-cell>
              <table:table-cell office:value-type="float" office:value="27.16">
                <text:p>27.16</text:p>
                <draw:g>
                  <svg:desc>Sheet1.I28:Sheet1.K28</svg:desc>
                </draw:g>
              </table:table-cell>
              <table:table-cell office:value-type="float" office:value="18.26">
                <text:p>18.26</text:p>
              </table:table-cell>
              <table:table-cell office:value-type="float" office:value="98.44">
                <text:p>98.4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292cm" svg:height="11.898cm" xlink:href=".." xlink:type="simple" chart:class="chart:bar" chart:style-name="ch1">
        <chart:title svg:x="4.874cm" svg:y="0.372cm" chart:style-name="ch2">
          <text:p>The Mean Total Number of Valid matches for image pairs 
the Main Robocup Datasets</text:p>
        </chart:title>
        <chart:legend chart:legend-position="end" svg:x="1.356cm" svg:y="0.488cm" chart:style-name="ch3"/>
        <chart:plot-area chart:style-name="ch4" table:cell-range-address="Sheet1.A4:Sheet1.A8 Sheet1.D1:Sheet1.E1 Sheet1.C4:Sheet1.C8 Sheet1.C18:Sheet1.C21 Sheet2.L6:Sheet2.L6 Sheet2.L8:Sheet2.L12" chart:data-source-has-labels="both" svg:x="1.436cm" svg:y="2.366cm" svg:width="15.631cm" svg:height="8.314cm">
          <chartooo:coordinate-region svg:x="2.719cm" svg:y="2.566cm" svg:width="14.348cm" svg:height="7.069cm"/>
          <chart:axis chart:dimension="x" chart:name="primary-x" chart:style-name="ch5">
            <chart:title svg:x="8.506cm" svg:y="10.917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7.004cm" chart:style-name="ch8">
              <text:p>Value</text:p>
            </chart:title>
            <chart:grid chart:style-name="ch9" chart:class="major"/>
          </chart:axis>
          <chart:series chart:style-name="ch10" chart:values-cell-range-address="Sheet1.C4:Sheet1.C8" chart:label-cell-address="Sheet1.D1:Sheet1.D1" chart:class="chart:bar">
            <chart:data-point chart:repeated="4"/>
            <chart:data-point chart:style-name="ch11"/>
          </chart:series>
          <chart:series chart:style-name="ch12" chart:values-cell-range-address="Sheet1.C18:Sheet1.C21" chart:label-cell-address="Sheet1.E1:Sheet1.E1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:Sheet1.D1</svg:desc>
                </draw:g>
              </table:table-cell>
              <table:table-cell office:value-type="string">
                <text:p>Radius Matching</text:p>
                <draw:g>
                  <svg:desc>Sheet1.E1:Sheet1.E1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4:Sheet1.A8</svg:desc>
                </draw:g>
              </table:table-cell>
              <table:table-cell office:value-type="float" office:value="15.42">
                <text:p>15.42</text:p>
                <draw:g>
                  <svg:desc>Sheet1.C4:Sheet1.C8</svg:desc>
                </draw:g>
              </table:table-cell>
              <table:table-cell office:value-type="float" office:value="54.21">
                <text:p>54.21</text:p>
                <draw:g>
                  <svg:desc>Sheet1.C18:Sheet1.C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3.23">
                <text:p>13.23</text:p>
              </table:table-cell>
              <table:table-cell office:value-type="float" office:value="152.47">
                <text:p>152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9.01">
                <text:p>19.01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6.14">
                <text:p>16.14</text:p>
              </table:table-cell>
              <table:table-cell office:value-type="float" office:value="32.75">
                <text:p>32.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892cm" svg:y="0.316cm" chart:style-name="ch2">
          <text:p>The Mean Number of Valid Matches for Non-overlapping Images 
using the Nikon Camera Images and Nao Images for Matching from the
Main Robocup Datasets</text:p>
        </chart:title>
        <chart:plot-area chart:style-name="ch3" table:cell-range-address="Sheet1.H18:Sheet1.H19 Sheet1.H15:Sheet1.H15 Sheet1.J21:Sheet1.J22" chart:data-source-has-labels="both" svg:x="1.331cm" svg:y="2.641cm" svg:width="14.029cm" svg:height="5.198cm">
          <chartooo:coordinate-region svg:x="2.243cm" svg:y="2.84cm" svg:width="13.117cm" svg:height="4.352cm"/>
          <chart:axis chart:dimension="x" chart:name="primary-x" chart:style-name="ch4">
            <chart:title svg:x="6.409cm" svg:y="8.019cm" chart:style-name="ch5">
              <text:p>Images Used for Matching</text:p>
            </chart:title>
            <chart:categories table:cell-range-address="Sheet1.H18:Sheet1.H19"/>
          </chart:axis>
          <chart:axis chart:dimension="y" chart:name="primary-y" chart:style-name="ch6">
            <chart:title svg:x="0.451cm" svg:y="5.721cm" chart:style-name="ch7">
              <text:p>Value</text:p>
            </chart:title>
            <chart:grid chart:style-name="ch8" chart:class="major"/>
          </chart:axis>
          <chart:series chart:style-name="ch9" chart:values-cell-range-address="Sheet1.J21:Sheet1.J22" chart:label-cell-address="Sheet1.H15:Sheet1.H1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kon Camera Robocup</text:p>
                <draw:g>
                  <svg:desc>Sheet1.H15:Sheet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H18:Sheet1.H19</svg:desc>
                </draw:g>
              </table:table-cell>
              <table:table-cell office:value-type="float" office:value="2.94">
                <text:p>2.94</text:p>
                <draw:g>
                  <svg:desc>Sheet1.J21:Sheet1.J22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0.85">
                <text:p>0.85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588cm" svg:y="0.316cm" chart:style-name="ch2">
          <text:p>The Mean Number of False Positive Matches for Non-overlapping Images 
using the Nikon Camera Images and Nao Images for Matching from the
Large Hall Environment Datasets</text:p>
        </chart:title>
        <chart:plot-area chart:style-name="ch3" table:cell-range-address="Sheet1.H18:Sheet1.H19 Sheet1.H15:Sheet1.H15 Sheet1.J30:Sheet1.J31" chart:data-source-has-labels="both" svg:x="1.331cm" svg:y="2.641cm" svg:width="14.029cm" svg:height="5.198cm">
          <chartooo:coordinate-region svg:x="2.243cm" svg:y="2.84cm" svg:width="13.117cm" svg:height="4.352cm"/>
          <chart:axis chart:dimension="x" chart:name="primary-x" chart:style-name="ch4">
            <chart:title svg:x="6.409cm" svg:y="8.019cm" chart:style-name="ch5">
              <text:p>Images Used for Matching</text:p>
            </chart:title>
            <chart:categories table:cell-range-address="Sheet1.H18:Sheet1.H19"/>
          </chart:axis>
          <chart:axis chart:dimension="y" chart:name="primary-y" chart:style-name="ch6">
            <chart:title svg:x="0.451cm" svg:y="5.721cm" chart:style-name="ch7">
              <text:p>Value</text:p>
            </chart:title>
            <chart:grid chart:style-name="ch8" chart:class="major"/>
          </chart:axis>
          <chart:series chart:style-name="ch9" chart:values-cell-range-address="Sheet1.J30:Sheet1.J31" chart:label-cell-address="Sheet1.H15:Sheet1.H15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kon Camera Robocup</text:p>
                <draw:g>
                  <svg:desc>Sheet1.H15:Sheet1.H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ao only </text:p>
                <draw:g>
                  <svg:desc>Sheet1.H18:Sheet1.H19</svg:desc>
                </draw:g>
              </table:table-cell>
              <table:table-cell office:value-type="float" office:value="3.5">
                <text:p>3.5</text:p>
                <draw:g>
                  <svg:desc>Sheet1.J30:Sheet1.J31</svg:desc>
                </draw:g>
              </table:table-cell>
            </table:table-row>
            <table:table-row>
              <table:table-cell office:value-type="string">
                <text:p>Nao and Nikon</text:p>
              </table:table-cell>
              <table:table-cell office:value-type="float" office:value="2.67">
                <text:p>2.6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Main Robocup Datasets</text:p>
        </chart:title>
        <chart:legend chart:legend-position="end" svg:x="0.986cm" svg:y="0.475cm" chart:style-name="ch3"/>
        <chart:plot-area chart:style-name="ch4" table:cell-range-address="Sheet1.A10:Sheet1.A14 Sheet1.D1:Sheet1.E1 Sheet1.E4:Sheet1.E8 Sheet1.E18:Sheet1.E21 Sheet2.L6:Sheet2.L6 Sheet2.L9:Sheet2.L13" chart:data-source-has-labels="both" svg:x="1.42cm" svg:y="2.218cm" svg:width="14.876cm" svg:height="6.605cm">
          <chartooo:coordinate-region svg:x="2.703cm" svg:y="2.417cm" svg:width="13.593cm" svg:height="5.361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0:Sheet1.A14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E4:Sheet1.E8" chart:label-cell-address="Sheet1.D1:Sheet1.D1" chart:class="chart:bar">
            <chart:data-point chart:repeated="4"/>
            <chart:data-point chart:style-name="ch11"/>
          </chart:series>
          <chart:series chart:style-name="ch12" chart:values-cell-range-address="Sheet1.E18:Sheet1.E21" chart:label-cell-address="Sheet1.E1:Sheet1.E1" chart:class="chart:bar">
            <chart:data-point chart:repeated="4"/>
          </chart:series>
          <chart:series chart:style-name="ch13" chart:values-cell-range-address="Sheet2.L9:Sheet2.L13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:Sheet1.D1</svg:desc>
                </draw:g>
              </table:table-cell>
              <table:table-cell office:value-type="string">
                <text:p>Radius Matching</text:p>
                <draw:g>
                  <svg:desc>Sheet1.E1:Sheet1.E1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0:Sheet1.A14</svg:desc>
                </draw:g>
              </table:table-cell>
              <table:table-cell office:value-type="float" office:value="87.78">
                <text:p>87.78</text:p>
                <draw:g>
                  <svg:desc>Sheet1.E4:Sheet1.E8</svg:desc>
                </draw:g>
              </table:table-cell>
              <table:table-cell office:value-type="float" office:value="39.19">
                <text:p>39.19</text:p>
                <draw:g>
                  <svg:desc>Sheet1.E18:Sheet1.E21</svg:desc>
                </draw:g>
              </table:table-cell>
              <table:table-cell office:value-type="float" office:value="NaN">
                <text:p>NaN</text:p>
                <draw:g>
                  <svg:desc>Sheet2.L9:Sheet2.L13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87.82">
                <text:p>87.82</text:p>
              </table:table-cell>
              <table:table-cell office:value-type="float" office:value="56.37">
                <text:p>56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09.44">
                <text:p>109.44</text:p>
              </table:table-cell>
              <table:table-cell office:value-type="float" office:value="68.99">
                <text:p>68.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67.88">
                <text:p>67.88</text:p>
              </table:table-cell>
              <table:table-cell office:value-type="float" office:value="39.19">
                <text:p>39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50.88">
                <text:p>50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107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5.209cm" svg:y="0.371cm" chart:style-name="ch2">
          <text:p>The Mean Ratio of Number of Valid Matches to the 
Number of Keypoints for the Main Robocup Datasets</text:p>
        </chart:title>
        <chart:legend chart:legend-position="end" svg:x="1.509cm" svg:y="0.423cm" chart:style-name="ch3"/>
        <chart:plot-area chart:style-name="ch4" table:cell-range-address="Sheet1.A4:Sheet1.A8 Sheet1.D1:Sheet1.E1 Sheet1.F4:Sheet1.F8 Sheet1.F18:Sheet1.F21 Sheet2.L6:Sheet2.L6 Sheet2.L8:Sheet2.L12" chart:data-source-has-labels="both" svg:x="1.431cm" svg:y="2.362cm" svg:width="15.365cm" svg:height="8.24cm">
          <chartooo:coordinate-region svg:x="2.529cm" svg:y="2.561cm" svg:width="14.267cm" svg:height="6.996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F4:Sheet1.F8" chart:label-cell-address="Sheet1.D1:Sheet1.D1" chart:class="chart:bar">
            <chart:data-point chart:repeated="4"/>
            <chart:data-point chart:style-name="ch11"/>
          </chart:series>
          <chart:series chart:style-name="ch12" chart:values-cell-range-address="Sheet1.F18:Sheet1.F21" chart:label-cell-address="Sheet1.E1:Sheet1.E1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:Sheet1.D1</svg:desc>
                </draw:g>
              </table:table-cell>
              <table:table-cell office:value-type="string">
                <text:p>Radius Matching</text:p>
                <draw:g>
                  <svg:desc>Sheet1.E1:Sheet1.E1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4:Sheet1.A8</svg:desc>
                </draw:g>
              </table:table-cell>
              <table:table-cell office:value-type="float" office:value="0.175666438824334">
                <text:p>0.175666438824334</text:p>
                <draw:g>
                  <svg:desc>Sheet1.F4:Sheet1.F8</svg:desc>
                </draw:g>
              </table:table-cell>
              <table:table-cell office:value-type="float" office:value="1.38326103597857">
                <text:p>1.38326103597857</text:p>
                <draw:g>
                  <svg:desc>Sheet1.F18:Sheet1.F21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150649054884992">
                <text:p>0.150649054884992</text:p>
              </table:table-cell>
              <table:table-cell office:value-type="float" office:value="2.70480752173142">
                <text:p>2.70480752173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0.173702485380117">
                <text:p>0.173702485380117</text:p>
              </table:table-cell>
              <table:table-cell office:value-type="float" office:value="0.220321785766053">
                <text:p>0.220321785766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237772539776075">
                <text:p>0.237772539776075</text:p>
              </table:table-cell>
              <table:table-cell office:value-type="float" office:value="0.835672365399337">
                <text:p>0.835672365399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0.178852201257862">
                <text:p>0.178852201257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544cm" svg:height="11.556cm" xlink:href=".." xlink:type="simple" chart:class="chart:bar" chart:style-name="ch1">
        <chart:title svg:x="4.685cm" svg:y="0.366cm" chart:style-name="ch2">
          <text:p>The Mean Total Number of Valid Matches for 
Non-overlapping Images in The Main Robocup Datasets</text:p>
        </chart:title>
        <chart:legend chart:legend-position="end" svg:x="1.183cm" svg:y="0.349cm" chart:style-name="ch3"/>
        <chart:plot-area chart:style-name="ch4" table:cell-range-address="Sheet1.A4:Sheet1.A8 Sheet1.D1:Sheet1.E1 Sheet1.C10:Sheet1.C14 Sheet1.C24:Sheet1.C27 Sheet2.L6:Sheet2.L6 Sheet2.L8:Sheet2.L12" chart:data-source-has-labels="both" svg:x="1.421cm" svg:y="2.342cm" svg:width="14.928cm" svg:height="8.002cm">
          <chartooo:coordinate-region svg:x="2.519cm" svg:y="2.541cm" svg:width="13.83cm" svg:height="6.758cm"/>
          <chart:axis chart:dimension="x" chart:name="primary-x" chart:style-name="ch5">
            <chart:title svg:x="8.14cm" svg:y="10.575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824cm" chart:style-name="ch8">
              <text:p>Value</text:p>
            </chart:title>
            <chart:grid chart:style-name="ch9" chart:class="major"/>
          </chart:axis>
          <chart:series chart:style-name="ch10" chart:values-cell-range-address="Sheet1.C10:Sheet1.C14" chart:label-cell-address="Sheet1.D1:Sheet1.D1" chart:class="chart:bar">
            <chart:data-point chart:repeated="4"/>
            <chart:data-point chart:style-name="ch11"/>
          </chart:series>
          <chart:series chart:style-name="ch12" chart:values-cell-range-address="Sheet1.C24:Sheet1.C27" chart:label-cell-address="Sheet1.E1:Sheet1.E1" chart:class="chart:bar">
            <chart:data-point chart:repeated="4"/>
          </chart:series>
          <chart:series chart:style-name="ch13" chart:values-cell-range-address="Sheet2.L8:Sheet2.L12" chart:label-cell-address="Sheet2.L6:Sheet2.L6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:Sheet1.D1</svg:desc>
                </draw:g>
              </table:table-cell>
              <table:table-cell office:value-type="string">
                <text:p>Radius Matching</text:p>
                <draw:g>
                  <svg:desc>Sheet1.E1:Sheet1.E1</svg:desc>
                </draw:g>
              </table:table-cell>
              <table:table-cell office:value-type="string">
                <text:p>RANSAC</text:p>
                <draw:g>
                  <svg:desc>Sheet2.L6:Sheet2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4:Sheet1.A8</svg:desc>
                </draw:g>
              </table:table-cell>
              <table:table-cell office:value-type="float" office:value="0.25">
                <text:p>0.25</text:p>
                <draw:g>
                  <svg:desc>Sheet1.C10:Sheet1.C14</svg:desc>
                </draw:g>
              </table:table-cell>
              <table:table-cell office:value-type="float" office:value="8.44">
                <text:p>8.44</text:p>
                <draw:g>
                  <svg:desc>Sheet1.C24:Sheet1.C27</svg:desc>
                </draw:g>
              </table:table-cell>
              <table:table-cell office:value-type="float" office:value="NaN">
                <text:p>NaN</text:p>
                <draw:g>
                  <svg:desc>Sheet2.L8:Sheet2.L12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28">
                <text:p>0.28</text:p>
              </table:table-cell>
              <table:table-cell office:value-type="float" office:value="14.26">
                <text:p>14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1.39">
                <text:p>1.39</text:p>
              </table:table-cell>
              <table:table-cell office:value-type="float" office:value="1.17">
                <text:p>1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22">
                <text:p>0.22</text:p>
              </table:table-cell>
              <table:table-cell office:value-type="float" office:value="2.94">
                <text:p>2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.48">
                <text:p>6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498cm" svg:height="10.964cm" xlink:href=".." xlink:type="simple" chart:class="chart:bar" chart:style-name="ch1">
        <chart:title svg:x="5.194cm" svg:y="0.354cm" chart:style-name="ch2">
          <text:p>The Mean Total Number of Valid matches for 
image pairs the Office Environment Datasets</text:p>
        </chart:title>
        <chart:legend chart:legend-position="end" svg:x="1.356cm" svg:y="0.425cm" chart:style-name="ch3"/>
        <chart:plot-area chart:style-name="ch4" table:cell-range-address="Sheet1.A4:Sheet1.A8 Sheet1.D1:Sheet1.E1 Sheet1.C33:Sheet1.C37 Sheet1.C47:Sheet1.C50 Sheet3.L3:Sheet3.L3 Sheet3.K1:Sheet3.K5" chart:data-source-has-labels="both" svg:x="1.4cm" svg:y="2.294cm" svg:width="13.945cm" svg:height="7.47cm">
          <chartooo:coordinate-region svg:x="2.498cm" svg:y="2.494cm" svg:width="12.847cm" svg:height="6.225cm"/>
          <chart:axis chart:dimension="x" chart:name="primary-x" chart:style-name="ch5">
            <chart:title svg:x="7.627cm" svg:y="9.983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51cm" chart:style-name="ch8">
              <text:p>Value</text:p>
            </chart:title>
            <chart:grid chart:style-name="ch9" chart:class="major"/>
          </chart:axis>
          <chart:series chart:style-name="ch10" chart:values-cell-range-address="Sheet1.C33:Sheet1.C37" chart:label-cell-address="Sheet1.D1:Sheet1.D1" chart:class="chart:bar">
            <chart:data-point chart:repeated="4"/>
            <chart:data-point chart:style-name="ch11"/>
          </chart:series>
          <chart:series chart:style-name="ch12" chart:values-cell-range-address="Sheet1.C47:Sheet1.C50" chart:label-cell-address="Sheet1.E1:Sheet1.E1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:Sheet1.D1</svg:desc>
                </draw:g>
              </table:table-cell>
              <table:table-cell office:value-type="string">
                <text:p>Radius Matching</text:p>
                <draw:g>
                  <svg:desc>Sheet1.E1:Sheet1.E1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4:Sheet1.A8</svg:desc>
                </draw:g>
              </table:table-cell>
              <table:table-cell office:value-type="float" office:value="36.94">
                <text:p>36.94</text:p>
                <draw:g>
                  <svg:desc>Sheet1.C33:Sheet1.C37</svg:desc>
                </draw:g>
              </table:table-cell>
              <table:table-cell office:value-type="float" office:value="20.09">
                <text:p>20.09</text:p>
                <draw:g>
                  <svg:desc>Sheet1.C47:Sheet1.C50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26.67">
                <text:p>26.67</text:p>
              </table:table-cell>
              <table:table-cell office:value-type="float" office:value="19.23">
                <text:p>19.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39.26">
                <text:p>39.26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32.57">
                <text:p>32.57</text:p>
              </table:table-cell>
              <table:table-cell office:value-type="float" office:value="34.94">
                <text:p>34.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89cm" svg:height="10.004cm" xlink:href=".." xlink:type="simple" chart:class="chart:bar" chart:style-name="ch1">
        <chart:title svg:x="4.419cm" svg:y="0.335cm" chart:style-name="ch2">
          <text:p>The Mean Number of Interest Points found for image pairs
 in the Office Environment Datasets</text:p>
        </chart:title>
        <chart:legend chart:legend-position="end" svg:x="1.008cm" svg:y="0.498cm" chart:style-name="ch3"/>
        <chart:plot-area chart:style-name="ch4" table:cell-range-address="Sheet1.A10:Sheet1.A14 Sheet1.D1:Sheet1.E1 Sheet1.E33:Sheet1.E37 Sheet1.E47:Sheet1.E50 Sheet3.L3:Sheet3.L3 Sheet3.N1:Sheet3.N5" chart:data-source-has-labels="both" svg:x="1.42cm" svg:y="2.218cm" svg:width="14.876cm" svg:height="6.605cm">
          <chartooo:coordinate-region svg:x="2.703cm" svg:y="2.418cm" svg:width="13.593cm" svg:height="5.36cm"/>
          <chart:axis chart:dimension="x" chart:name="primary-x" chart:style-name="ch5">
            <chart:title svg:x="8.113cm" svg:y="9.023cm" chart:style-name="ch6">
              <text:p>Algorithm</text:p>
            </chart:title>
            <chart:categories table:cell-range-address="Sheet1.A10:Sheet1.A14"/>
          </chart:axis>
          <chart:axis chart:dimension="y" chart:name="primary-y" chart:style-name="ch7">
            <chart:title svg:x="0.451cm" svg:y="6.001cm" chart:style-name="ch8">
              <text:p>Value</text:p>
            </chart:title>
            <chart:grid chart:style-name="ch9" chart:class="major"/>
          </chart:axis>
          <chart:series chart:style-name="ch10" chart:values-cell-range-address="Sheet1.E33:Sheet1.E37" chart:label-cell-address="Sheet1.D1:Sheet1.D1" chart:class="chart:bar">
            <chart:data-point chart:repeated="4"/>
            <chart:data-point chart:style-name="ch11"/>
          </chart:series>
          <chart:series chart:style-name="ch12" chart:values-cell-range-address="Sheet1.E47:Sheet1.E50" chart:label-cell-address="Sheet1.E1:Sheet1.E1" chart:class="chart:bar">
            <chart:data-point chart:repeated="4"/>
          </chart:series>
          <chart:series chart:style-name="ch13" chart:values-cell-range-address="Sheet3.N1:Sheet3.N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:Sheet1.D1</svg:desc>
                </draw:g>
              </table:table-cell>
              <table:table-cell office:value-type="string">
                <text:p>Radius Matching</text:p>
                <draw:g>
                  <svg:desc>Sheet1.E1:Sheet1.E1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10:Sheet1.A14</svg:desc>
                </draw:g>
              </table:table-cell>
              <table:table-cell office:value-type="float" office:value="133.18">
                <text:p>133.18</text:p>
                <draw:g>
                  <svg:desc>Sheet1.E33:Sheet1.E37</svg:desc>
                </draw:g>
              </table:table-cell>
              <table:table-cell office:value-type="float" office:value="51.45">
                <text:p>51.45</text:p>
                <draw:g>
                  <svg:desc>Sheet1.E47:Sheet1.E50</svg:desc>
                </draw:g>
              </table:table-cell>
              <table:table-cell office:value-type="float" office:value="NaN">
                <text:p>NaN</text:p>
                <draw:g>
                  <svg:desc>Sheet3.N1:Sheet3.N5</svg:desc>
                </draw:g>
              </table:table-cell>
            </table:table-row>
            <table:table-row>
              <table:table-cell office:value-type="string">
                <text:p>BRISK </text:p>
              </table:table-cell>
              <table:table-cell office:value-type="float" office:value="131.01">
                <text:p>131.01</text:p>
              </table:table-cell>
              <table:table-cell office:value-type="float" office:value="51.87">
                <text:p>51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</text:p>
              </table:table-cell>
              <table:table-cell office:value-type="float" office:value="169.02">
                <text:p>169.02</text:p>
              </table:table-cell>
              <table:table-cell office:value-type="float" office:value="84.43">
                <text:p>84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101.07">
                <text:p>101.07</text:p>
              </table:table-cell>
              <table:table-cell office:value-type="float" office:value="53.4">
                <text:p>5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69.43">
                <text:p>69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2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422cm" svg:height="10.507cm" xlink:href=".." xlink:type="simple" chart:class="chart:bar" chart:style-name="ch1">
        <chart:title svg:x="4.108cm" svg:y="0.345cm" chart:style-name="ch2">
          <text:p>The Mean Total Number of Matches for image pairs for each 
algorithm in the Office Environment Datasets</text:p>
        </chart:title>
        <chart:legend chart:legend-position="end" svg:x="1.187cm" svg:y="0.545cm" chart:style-name="ch3"/>
        <chart:plot-area chart:style-name="ch4" table:cell-range-address="Sheet1.A4:Sheet1.A8 Sheet1.D1:Sheet1.E1 Sheet1.B33:Sheet1.B37 Sheet1.B47:Sheet1.B50 Sheet3.L3:Sheet3.L3 Sheet3.R1:Sheet3.R5" chart:data-source-has-labels="both" svg:x="1.419cm" svg:y="2.258cm" svg:width="14.812cm" svg:height="7.058cm">
          <chartooo:coordinate-region svg:x="2.702cm" svg:y="2.457cm" svg:width="13.529cm" svg:height="5.814cm"/>
          <chart:axis chart:dimension="x" chart:name="primary-x" chart:style-name="ch5">
            <chart:title svg:x="8.08cm" svg:y="9.526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268cm" chart:style-name="ch8">
              <text:p>Value</text:p>
            </chart:title>
            <chart:grid chart:style-name="ch9" chart:class="major"/>
          </chart:axis>
          <chart:series chart:style-name="ch10" chart:values-cell-range-address="Sheet1.B33:Sheet1.B37" chart:label-cell-address="Sheet1.D1:Sheet1.D1" chart:class="chart:bar">
            <chart:data-point chart:repeated="4"/>
            <chart:data-point chart:style-name="ch11"/>
          </chart:series>
          <chart:series chart:style-name="ch12" chart:values-cell-range-address="Sheet1.B47:Sheet1.B50" chart:label-cell-address="Sheet1.E1:Sheet1.E1" chart:class="chart:bar">
            <chart:data-point chart:repeated="4"/>
          </chart:series>
          <chart:series chart:style-name="ch13" chart:values-cell-range-address="Sheet3.R1:Sheet3.R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:Sheet1.D1</svg:desc>
                </draw:g>
              </table:table-cell>
              <table:table-cell office:value-type="string">
                <text:p>Radius Matching</text:p>
                <draw:g>
                  <svg:desc>Sheet1.E1:Sheet1.E1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4:Sheet1.A8</svg:desc>
                </draw:g>
              </table:table-cell>
              <table:table-cell office:value-type="float" office:value="266.36">
                <text:p>266.36</text:p>
                <draw:g>
                  <svg:desc>Sheet1.B33:Sheet1.B37</svg:desc>
                </draw:g>
              </table:table-cell>
              <table:table-cell office:value-type="float" office:value="27.72">
                <text:p>27.72</text:p>
                <draw:g>
                  <svg:desc>Sheet1.B47:Sheet1.B50</svg:desc>
                </draw:g>
              </table:table-cell>
              <table:table-cell office:value-type="float" office:value="NaN">
                <text:p>NaN</text:p>
                <draw:g>
                  <svg:desc>Sheet3.R1:Sheet3.R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262.03">
                <text:p>262.03</text:p>
              </table:table-cell>
              <table:table-cell office:value-type="float" office:value="24.68">
                <text:p>24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338.03">
                <text:p>338.03</text:p>
              </table:table-cell>
              <table:table-cell office:value-type="float" office:value="52.61">
                <text:p>52.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202.14">
                <text:p>202.14</text:p>
              </table:table-cell>
              <table:table-cell office:value-type="float" office:value="45.66">
                <text:p>45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25.68">
                <text:p>25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0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7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107">
      <style:chart-properties chart:data-label-number="value" chart:data-label-text="false" chart:data-label-symbol="false"/>
      <style:graphic-properties draw:stroke="none" draw:fill-color="#ffcc99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011cm" svg:height="11.819cm" xlink:href=".." xlink:type="simple" chart:class="chart:bar" chart:style-name="ch1">
        <chart:title svg:x="4.72cm" svg:y="0.371cm" chart:style-name="ch2">
          <text:p>The Mean Ratio of Number of Valid Matches to the 
Number of Keypoints for the Office Environment Datasets</text:p>
        </chart:title>
        <chart:legend chart:legend-position="end" svg:x="1.109cm" svg:y="0.475cm" chart:style-name="ch3"/>
        <chart:plot-area chart:style-name="ch4" table:cell-range-address="Sheet1.A4:Sheet1.A8 Sheet1.D1:Sheet1.E1 Sheet1.F33:Sheet1.F37 Sheet1.F47:Sheet1.F50 Sheet3.L3:Sheet3.L3 Sheet3.K1:Sheet3.K5" chart:data-source-has-labels="both" svg:x="1.431cm" svg:y="2.362cm" svg:width="15.365cm" svg:height="8.24cm">
          <chartooo:coordinate-region svg:x="2.529cm" svg:y="2.561cm" svg:width="14.267cm" svg:height="6.996cm"/>
          <chart:axis chart:dimension="x" chart:name="primary-x" chart:style-name="ch5">
            <chart:title svg:x="8.368cm" svg:y="10.838cm" chart:style-name="ch6">
              <text:p>Algorithm</text:p>
            </chart:title>
            <chart:categories table:cell-range-address="Sheet1.A4:Sheet1.A8"/>
          </chart:axis>
          <chart:axis chart:dimension="y" chart:name="primary-y" chart:style-name="ch7">
            <chart:title svg:x="0.451cm" svg:y="6.963cm" chart:style-name="ch8">
              <text:p>Value</text:p>
            </chart:title>
            <chart:grid chart:style-name="ch9" chart:class="major"/>
          </chart:axis>
          <chart:series chart:style-name="ch10" chart:values-cell-range-address="Sheet1.F33:Sheet1.F37" chart:label-cell-address="Sheet1.D1:Sheet1.D1" chart:class="chart:bar">
            <chart:data-point chart:repeated="4"/>
            <chart:data-point chart:style-name="ch11"/>
          </chart:series>
          <chart:series chart:style-name="ch12" chart:values-cell-range-address="Sheet1.F47:Sheet1.F50" chart:label-cell-address="Sheet1.E1:Sheet1.E1" chart:class="chart:bar">
            <chart:data-point chart:repeated="4"/>
          </chart:series>
          <chart:series chart:style-name="ch13" chart:values-cell-range-address="Sheet3.K1:Sheet3.K5" chart:label-cell-address="Sheet3.L3:Sheet3.L3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-NN</text:p>
                <draw:g>
                  <svg:desc>Sheet1.D1:Sheet1.D1</svg:desc>
                </draw:g>
              </table:table-cell>
              <table:table-cell office:value-type="string">
                <text:p>Radius Matching</text:p>
                <draw:g>
                  <svg:desc>Sheet1.E1:Sheet1.E1</svg:desc>
                </draw:g>
              </table:table-cell>
              <table:table-cell office:value-type="string">
                <text:p>RANSAC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ISK0 </text:p>
                <draw:g>
                  <svg:desc>Sheet1.A4:Sheet1.A8</svg:desc>
                </draw:g>
              </table:table-cell>
              <table:table-cell office:value-type="float" office:value="0.277368974320468">
                <text:p>0.277368974320468</text:p>
                <draw:g>
                  <svg:desc>Sheet1.F33:Sheet1.F37</svg:desc>
                </draw:g>
              </table:table-cell>
              <table:table-cell office:value-type="float" office:value="0.39047619047619">
                <text:p>0.39047619047619</text:p>
                <draw:g>
                  <svg:desc>Sheet1.F47:Sheet1.F50</svg:desc>
                </draw:g>
              </table:table-cell>
              <table:table-cell office:value-type="float" office:value="NaN">
                <text:p>NaN</text:p>
                <draw:g>
                  <svg:desc>Sheet3.K1:Sheet3.K5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0.203572246393405">
                <text:p>0.203572246393405</text:p>
              </table:table-cell>
              <table:table-cell office:value-type="float" office:value="0.370734528629265">
                <text:p>0.370734528629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-SURF2D </text:p>
              </table:table-cell>
              <table:table-cell office:value-type="float" office:value="0.23228020352621">
                <text:p>0.23228020352621</text:p>
              </table:table-cell>
              <table:table-cell office:value-type="float" office:value="0.419282245647282">
                <text:p>0.419282245647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RISK0 - UBRISK</text:p>
              </table:table-cell>
              <table:table-cell office:value-type="float" office:value="0.32225190462056">
                <text:p>0.32225190462056</text:p>
              </table:table-cell>
              <table:table-cell office:value-type="float" office:value="0.654307116104869">
                <text:p>0.654307116104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D SURF</text:p>
              </table:table-cell>
              <table:table-cell office:value-type="float" office:value="0.230447933170099">
                <text:p>0.230447933170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